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4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style:glyph-orientation-vertical="0" fo:background-color="#008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glyph-orientation-vertical="0" fo:background-color="#b7ffc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4">
      <style:table-cell-properties style:glyph-orientation-vertical="0" fo:background-color="#b7ffc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style:glyph-orientation-vertical="0" fo:background-color="#008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">
      <style:table-cell-properties style:glyph-orientation-vertical="0" fo:background-color="#b7ffc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4">
      <style:text-properties fo:font-weight="bold"/>
    </style:style>
    <style:style style:name="ce13" style:family="table-cell" style:parent-style-name="Default" style:data-style-name="N4">
      <style:table-cell-properties fo:border-bottom="none" fo:border-left="0.002cm solid #000000" fo:border-right="none" fo:border-top="0.002cm solid #000000"/>
    </style:style>
    <style:style style:name="ce14" style:family="table-cell" style:parent-style-name="Default" style:data-style-name="N4">
      <style:table-cell-properties fo:border-bottom="none" fo:border-left="0.002cm solid #000000" fo:border-right="none" fo:border-top="none"/>
    </style:style>
    <style:style style:name="ce15" style:family="table-cell" style:parent-style-name="Default" style:data-style-name="N4">
      <style:table-cell-properties fo:border-bottom="0.002cm solid #000000" fo:border-left="0.002cm solid #000000" fo:border-right="none" fo:border-top="none"/>
    </style:style>
    <style:style style:name="ce16" style:family="table-cell" style:parent-style-name="Default" style:data-style-name="N4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fo:border-bottom="none" fo:border-left="none" fo:border-right="0.002cm solid #000000" fo:border-top="0.002cm solid #000000"/>
    </style:style>
    <style:style style:name="ce20" style:family="table-cell" style:parent-style-name="Default" style:data-style-name="N4">
      <style:table-cell-properties fo:border-bottom="none" fo:border-left="none" fo:border-right="0.002cm solid #000000" fo:border-top="none"/>
    </style:style>
    <style:style style:name="ce21" style:family="table-cell" style:parent-style-name="Default" style:data-style-name="N4">
      <style:table-cell-properties fo:border-bottom="0.002cm solid #000000" fo:border-left="none" fo:border-right="0.002cm solid #000000" fo:border-top="none"/>
    </style:style>
    <style:style style:name="ce22" style:family="table-cell" style:parent-style-name="Default" style:data-style-name="N4">
      <style:table-cell-properties style:glyph-orientation-vertical="0" fo:border-bottom="none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fo:border-bottom="0.035cm solid #000000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4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4">
      <style:table-cell-properties style:glyph-orientation-vertical="0" fo:border-bottom="none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4">
      <style:table-cell-properties style:glyph-orientation-vertical="0" fo:border-bottom="0.035cm solid #000000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4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008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marker-start="Noolestiilid_20_1" draw:marker-start-width="0.2cm" draw:marker-start-center="false" draw:fill="solid" draw:fill-color="#ffffc0" fo:min-height="2.05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oolestiilid_20_1" draw:marker-start-width="0.2cm" draw:marker-start-center="false" draw:fill="solid" draw:fill-color="#ffffc0" draw:auto-grow-height="false" fo:min-height="2.2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et" fo:country="EE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calculation-settings table:case-sensitive="false" table:precision-as-shown="true" table:use-regular-expressions="false"/>
      <table:table table:name="Leht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7" table:number-columns-repeated="249" table:default-cell-style-name="Default"/>
        <table:table-row table:style-name="ro1">
          <table:table-cell/>
          <table:table-cell table:style-name="ce4" office:value-type="string">
            <text:p>Company X</text:p>
          </table:table-cell>
          <table:table-cell table:style-name="ce10" table:number-columns-repeated="5"/>
          <table:table-cell table:style-name="ce29" table:number-columns-repeated="249"/>
        </table:table-row>
        <table:table-row table:style-name="ro2">
          <table:table-cell table:style-name="ce1"/>
          <table:table-cell table:style-name="ce5" table:number-columns-repeated="6"/>
          <table:table-cell table:style-name="ce1" table:number-columns-repeated="249"/>
        </table:table-row>
        <table:table-row table:style-name="ro2">
          <table:table-cell/>
          <table:table-cell table:style-name="ce6" office:value-type="string">
            <text:p>Credit</text:p>
          </table:table-cell>
          <table:table-cell table:style-name="ce6" office:value-type="float" office:value="1000000">
            <text:p>1 000 000,00</text:p>
          </table:table-cell>
          <table:table-cell table:style-name="ce5"/>
          <table:table-cell table:style-name="ce16" office:value-type="string">
            <text:p>Total interest</text:p>
          </table:table-cell>
          <table:table-cell table:style-name="ce22" table:formula="oooc:=SUM([.C7:.C367])" office:value-type="float" office:value="207651.19">
            <text:p>207 651,19</text:p>
          </table:table-cell>
          <table:table-cell table:style-name="ce25"/>
          <table:table-cell table:style-name="ce1" table:number-columns-repeated="249"/>
        </table:table-row>
        <table:table-row table:style-name="ro2">
          <table:table-cell/>
          <table:table-cell table:style-name="ce7" office:value-type="string">
            <text:p>Interest rate</text:p>
          </table:table-cell>
          <table:table-cell table:style-name="ce11" office:value-type="percentage" office:value="0.05">
            <text:p>5,00%</text:p>
          </table:table-cell>
          <table:table-cell table:style-name="ce5"/>
          <table:table-cell table:style-name="ce17" office:value-type="string">
            <text:p>to pay</text:p>
          </table:table-cell>
          <table:table-cell table:style-name="ce23"/>
          <table:table-cell table:style-name="ce26"/>
          <table:table-cell table:style-name="ce1" table:number-columns-repeated="249"/>
        </table:table-row>
        <table:table-row table:style-name="ro2">
          <table:table-cell table:style-name="ce1"/>
          <table:table-cell table:style-name="ce5" table:number-columns-repeated="6"/>
          <table:table-cell table:style-name="ce1" table:number-columns-repeated="249"/>
        </table:table-row>
        <table:table-row table:style-name="ro3">
          <table:table-cell table:style-name="ce2"/>
          <table:table-cell table:style-name="ce8" office:value-type="string">
            <text:p>Credit amount</text:p>
          </table:table-cell>
          <table:table-cell table:style-name="ce8" office:value-type="string">
            <text:p>Interest amount</text:p>
          </table:table-cell>
          <table:table-cell table:style-name="ce8" office:value-type="string">
            <text:p>credited</text:p>
          </table:table-cell>
          <table:table-cell table:style-name="ce8" office:value-type="string">
            <text:p>Total monthly payment</text:p>
          </table:table-cell>
          <table:table-cell table:style-name="ce8" office:value-type="string">
            <text:p>Rest to pay</text:p>
          </table:table-cell>
          <table:table-cell table:style-name="ce27" office:value-type="string">
            <text:p>Total per annum</text:p>
          </table:table-cell>
          <table:table-cell table:style-name="ce30" table:number-columns-repeated="249"/>
        </table:table-row>
        <table:table-row table:style-name="ro2">
          <table:table-cell table:style-name="ce3" office:value-type="date" office:date-value="2007-01-01">
            <text:p>jaan.2007</text:p>
          </table:table-cell>
          <table:table-cell table:style-name="ce5" table:formula="oooc:=[.C3]" office:value-type="float" office:value="1000000">
            <text:p>1 000 000,00</text:p>
          </table:table-cell>
          <table:table-cell table:style-name="ce5" table:formula="oooc:=[.$C$4]/12*[.B7]" office:value-type="float" office:value="4166.67">
            <text:p>4 166,67</text:p>
          </table:table-cell>
          <table:table-cell table:style-name="ce5" table:formula="oooc:=[.E7]-[.C7]" office:value-type="float" office:value="8712.48">
            <text:p>8 712,48</text:p>
          </table:table-cell>
          <table:table-cell table:style-name="ce18" office:value-type="float" office:value="12879.147">
            <office:annotation office:display="true" draw:style-name="gr1" draw:text-style-name="P1" svg:width="2.899cm" svg:height="2.256cm" svg:x="21.896cm" svg:y="0.613cm" draw:caption-point-x="-6.672cm" draw:caption-point-y="2.562cm">
              <dc:date>2007-09-21T00:00:00</dc:date>
              <text:p text:style-name="P1">This is the monthly payment what we would need to know</text:p>
            </office:annotation>
            <text:p>12 879,15</text:p>
          </table:table-cell>
          <table:table-cell table:style-name="ce5" table:formula="oooc:=[.B7]-[.D7]" office:value-type="float" office:value="991287.52">
            <text:p>991 287,52</text:p>
          </table:table-cell>
          <table:table-cell table:style-name="ce5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02-01">
            <text:p>veebr.2007</text:p>
          </table:table-cell>
          <table:table-cell table:style-name="ce5" table:formula="oooc:=[.F7]" office:value-type="float" office:value="991287.52">
            <text:p>991 287,52</text:p>
          </table:table-cell>
          <table:table-cell table:style-name="ce5" table:formula="oooc:=[.$C$4]/12*[.B8]" office:value-type="float" office:value="4130.36">
            <text:p>4 130,36</text:p>
          </table:table-cell>
          <table:table-cell table:style-name="ce5" table:formula="oooc:=[.E8]-[.C8]" office:value-type="float" office:value="8748.79">
            <text:p>8 748,79</text:p>
          </table:table-cell>
          <table:table-cell table:style-name="ce5" table:formula="oooc:=[.E7]" office:value-type="float" office:value="12879.15">
            <text:p>12 879,15</text:p>
          </table:table-cell>
          <table:table-cell table:style-name="ce5" table:formula="oooc:=[.B8]-[.D8]" office:value-type="float" office:value="982538.73">
            <text:p>982 538,73</text:p>
          </table:table-cell>
          <table:table-cell table:style-name="ce5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03-01">
            <text:p>märts.2007</text:p>
          </table:table-cell>
          <table:table-cell table:style-name="ce5" table:formula="oooc:=[.F8]" office:value-type="float" office:value="982538.73">
            <text:p>982 538,73</text:p>
          </table:table-cell>
          <table:table-cell table:style-name="ce5" table:formula="oooc:=[.$C$4]/12*[.B9]" office:value-type="float" office:value="4093.91">
            <text:p>4 093,91</text:p>
          </table:table-cell>
          <table:table-cell table:style-name="ce5" table:formula="oooc:=[.E9]-[.C9]" office:value-type="float" office:value="8785.24">
            <text:p>8 785,24</text:p>
          </table:table-cell>
          <table:table-cell table:style-name="ce5" table:formula="oooc:=[.E8]" office:value-type="float" office:value="12879.15">
            <text:p>12 879,15</text:p>
          </table:table-cell>
          <table:table-cell table:style-name="ce5" table:formula="oooc:=[.B9]-[.D9]" office:value-type="float" office:value="973753.49">
            <text:p>973 753,49</text:p>
          </table:table-cell>
          <table:table-cell table:style-name="ce5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04-01">
            <text:p>apr.2007</text:p>
          </table:table-cell>
          <table:table-cell table:style-name="ce5" table:formula="oooc:=[.F9]" office:value-type="float" office:value="973753.49">
            <text:p>973 753,49</text:p>
          </table:table-cell>
          <table:table-cell table:style-name="ce5" table:formula="oooc:=[.$C$4]/12*[.B10]" office:value-type="float" office:value="4057.31">
            <text:p>4 057,31</text:p>
          </table:table-cell>
          <table:table-cell table:style-name="ce5" table:formula="oooc:=[.E10]-[.C10]" office:value-type="float" office:value="8821.84">
            <text:p>8 821,84</text:p>
          </table:table-cell>
          <table:table-cell table:style-name="ce5" table:formula="oooc:=[.E9]" office:value-type="float" office:value="12879.15">
            <text:p>12 879,15</text:p>
          </table:table-cell>
          <table:table-cell table:style-name="ce5" table:formula="oooc:=[.B10]-[.D10]" office:value-type="float" office:value="964931.65">
            <text:p>964 931,65</text:p>
          </table:table-cell>
          <table:table-cell table:style-name="ce28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05-01">
            <text:p>mai.2007</text:p>
          </table:table-cell>
          <table:table-cell table:style-name="ce5" table:formula="oooc:=[.F10]" office:value-type="float" office:value="964931.65">
            <text:p>964 931,65</text:p>
          </table:table-cell>
          <table:table-cell table:style-name="ce5" table:formula="oooc:=[.$C$4]/12*[.B11]" office:value-type="float" office:value="4020.55">
            <text:p>4 020,55</text:p>
          </table:table-cell>
          <table:table-cell table:style-name="ce5" table:formula="oooc:=[.E11]-[.C11]" office:value-type="float" office:value="8858.6">
            <text:p>8 858,60</text:p>
          </table:table-cell>
          <table:table-cell table:style-name="ce5" table:formula="oooc:=[.E10]" office:value-type="float" office:value="12879.15">
            <text:p>12 879,15</text:p>
          </table:table-cell>
          <table:table-cell table:style-name="ce5" table:formula="oooc:=[.B11]-[.D11]" office:value-type="float" office:value="956073.05">
            <text:p>956 073,05</text:p>
          </table:table-cell>
          <table:table-cell table:style-name="ce5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06-01">
            <text:p>juuni.2007</text:p>
          </table:table-cell>
          <table:table-cell table:style-name="ce5" table:formula="oooc:=[.F11]" office:value-type="float" office:value="956073.05">
            <text:p>956 073,05</text:p>
          </table:table-cell>
          <table:table-cell table:style-name="ce5" table:formula="oooc:=[.$C$4]/12*[.B12]" office:value-type="float" office:value="3983.64">
            <text:p>3 983,64</text:p>
          </table:table-cell>
          <table:table-cell table:style-name="ce5" table:formula="oooc:=[.E12]-[.C12]" office:value-type="float" office:value="8895.51">
            <text:p>8 895,51</text:p>
          </table:table-cell>
          <table:table-cell table:style-name="ce5" table:formula="oooc:=[.E11]" office:value-type="float" office:value="12879.15">
            <text:p>12 879,15</text:p>
          </table:table-cell>
          <table:table-cell table:style-name="ce5" table:formula="oooc:=[.B12]-[.D12]" office:value-type="float" office:value="947177.54">
            <text:p>947 177,54</text:p>
          </table:table-cell>
          <table:table-cell table:style-name="ce5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07-01">
            <text:p>juuli.2007</text:p>
          </table:table-cell>
          <table:table-cell table:style-name="ce5" table:formula="oooc:=[.F12]" office:value-type="float" office:value="947177.54">
            <text:p>947 177,54</text:p>
          </table:table-cell>
          <table:table-cell table:style-name="ce5" table:formula="oooc:=[.$C$4]/12*[.B13]" office:value-type="float" office:value="3946.57">
            <text:p>3 946,57</text:p>
          </table:table-cell>
          <table:table-cell table:style-name="ce5" table:formula="oooc:=[.E13]-[.C13]" office:value-type="float" office:value="8932.58">
            <text:p>8 932,58</text:p>
          </table:table-cell>
          <table:table-cell table:style-name="ce5" table:formula="oooc:=[.E12]" office:value-type="float" office:value="12879.15">
            <text:p>12 879,15</text:p>
          </table:table-cell>
          <table:table-cell table:style-name="ce5" table:formula="oooc:=[.B13]-[.D13]" office:value-type="float" office:value="938244.96">
            <text:p>938 244,96</text:p>
          </table:table-cell>
          <table:table-cell table:style-name="ce5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08-01">
            <text:p>aug.2007</text:p>
          </table:table-cell>
          <table:table-cell table:style-name="ce5" table:formula="oooc:=[.F13]" office:value-type="float" office:value="938244.96">
            <text:p>938 244,96</text:p>
          </table:table-cell>
          <table:table-cell table:style-name="ce5" table:formula="oooc:=[.$C$4]/12*[.B14]" office:value-type="float" office:value="3909.35">
            <text:p>3 909,35</text:p>
          </table:table-cell>
          <table:table-cell table:style-name="ce5" table:formula="oooc:=[.E14]-[.C14]" office:value-type="float" office:value="8969.8">
            <text:p>8 969,80</text:p>
          </table:table-cell>
          <table:table-cell table:style-name="ce5" table:formula="oooc:=[.E13]" office:value-type="float" office:value="12879.15">
            <text:p>12 879,15</text:p>
          </table:table-cell>
          <table:table-cell table:style-name="ce5" table:formula="oooc:=[.B14]-[.D14]" office:value-type="float" office:value="929275.16">
            <text:p>929 275,16</text:p>
          </table:table-cell>
          <table:table-cell table:style-name="ce5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09-01">
            <text:p>sept.2007</text:p>
          </table:table-cell>
          <table:table-cell table:style-name="ce5" table:formula="oooc:=[.F14]" office:value-type="float" office:value="929275.16">
            <text:p>929 275,16</text:p>
          </table:table-cell>
          <table:table-cell table:style-name="ce5" table:formula="oooc:=[.$C$4]/12*[.B15]" office:value-type="float" office:value="3871.98">
            <text:p>3 871,98</text:p>
          </table:table-cell>
          <table:table-cell table:style-name="ce5" table:formula="oooc:=[.E15]-[.C15]" office:value-type="float" office:value="9007.17">
            <text:p>9 007,17</text:p>
          </table:table-cell>
          <table:table-cell table:style-name="ce5" table:formula="oooc:=[.E14]" office:value-type="float" office:value="12879.15">
            <text:p>12 879,15</text:p>
          </table:table-cell>
          <table:table-cell table:style-name="ce5" table:formula="oooc:=[.B15]-[.D15]" office:value-type="float" office:value="920267.99">
            <text:p>920 267,99</text:p>
          </table:table-cell>
          <table:table-cell table:style-name="ce5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10-01">
            <text:p>okt.2007</text:p>
          </table:table-cell>
          <table:table-cell table:style-name="ce5" table:formula="oooc:=[.F15]" office:value-type="float" office:value="920267.99">
            <text:p>920 267,99</text:p>
          </table:table-cell>
          <table:table-cell table:style-name="ce5" table:formula="oooc:=[.$C$4]/12*[.B16]" office:value-type="float" office:value="3834.45">
            <text:p>3 834,45</text:p>
          </table:table-cell>
          <table:table-cell table:style-name="ce5" table:formula="oooc:=[.E16]-[.C16]" office:value-type="float" office:value="9044.7">
            <text:p>9 044,70</text:p>
          </table:table-cell>
          <table:table-cell table:style-name="ce5" table:formula="oooc:=[.E15]" office:value-type="float" office:value="12879.15">
            <text:p>12 879,15</text:p>
          </table:table-cell>
          <table:table-cell table:style-name="ce5" table:formula="oooc:=[.B16]-[.D16]" office:value-type="float" office:value="911223.29">
            <text:p>911 223,29</text:p>
          </table:table-cell>
          <table:table-cell table:style-name="ce5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11-01">
            <text:p>nov.2007</text:p>
          </table:table-cell>
          <table:table-cell table:style-name="ce5" table:formula="oooc:=[.F16]" office:value-type="float" office:value="911223.29">
            <text:p>911 223,29</text:p>
          </table:table-cell>
          <table:table-cell table:style-name="ce5" table:formula="oooc:=[.$C$4]/12*[.B17]" office:value-type="float" office:value="3796.76">
            <text:p>3 796,76</text:p>
          </table:table-cell>
          <table:table-cell table:style-name="ce5" table:formula="oooc:=[.E17]-[.C17]" office:value-type="float" office:value="9082.39">
            <text:p>9 082,39</text:p>
          </table:table-cell>
          <table:table-cell table:style-name="ce5" table:formula="oooc:=[.E16]" office:value-type="float" office:value="12879.15">
            <text:p>12 879,15</text:p>
          </table:table-cell>
          <table:table-cell table:style-name="ce5" table:formula="oooc:=[.B17]-[.D17]" office:value-type="float" office:value="902140.9">
            <text:p>902 140,90</text:p>
          </table:table-cell>
          <table:table-cell table:style-name="ce5"/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7-12-01">
            <text:p>dets.2007</text:p>
          </table:table-cell>
          <table:table-cell table:style-name="ce5" table:formula="oooc:=[.F17]" office:value-type="float" office:value="902140.9">
            <text:p>902 140,90</text:p>
          </table:table-cell>
          <table:table-cell table:style-name="ce5" table:formula="oooc:=[.$C$4]/12*[.B18]" office:value-type="float" office:value="3758.92">
            <text:p>3 758,92</text:p>
          </table:table-cell>
          <table:table-cell table:style-name="ce5" table:formula="oooc:=[.E18]-[.C18]" office:value-type="float" office:value="9120.23">
            <text:p>9 120,23</text:p>
          </table:table-cell>
          <table:table-cell table:style-name="ce5" table:formula="oooc:=[.E17]" office:value-type="float" office:value="12879.15">
            <text:p>12 879,15</text:p>
          </table:table-cell>
          <table:table-cell table:style-name="ce5" table:formula="oooc:=[.B18]-[.D18]" office:value-type="float" office:value="893020.67">
            <text:p>893 020,67</text:p>
          </table:table-cell>
          <table:table-cell table:style-name="ce28" table:formula="oooc:=SUM([.E7:.E18])" office:value-type="float" office:value="154549.8">
            <text:p>154 549,80</text:p>
          </table:table-cell>
          <table:table-cell table:style-name="ce1"/>
          <table:table-cell table:style-name="ce31" table:number-columns-repeated="248"/>
        </table:table-row>
        <table:table-row table:style-name="ro2">
          <table:table-cell table:style-name="ce3" office:value-type="date" office:date-value="2008-01-01">
            <text:p>jaan.2008</text:p>
          </table:table-cell>
          <table:table-cell table:style-name="ce5" table:formula="oooc:=[.F18]" office:value-type="float" office:value="893020.67">
            <text:p>893 020,67</text:p>
          </table:table-cell>
          <table:table-cell table:style-name="ce5" table:formula="oooc:=[.$C$4]/12*[.B19]" office:value-type="float" office:value="3720.92">
            <text:p>3 720,92</text:p>
          </table:table-cell>
          <table:table-cell table:style-name="ce5" table:formula="oooc:=[.E19]-[.C19]" office:value-type="float" office:value="9158.23">
            <text:p>9 158,23</text:p>
          </table:table-cell>
          <table:table-cell table:style-name="ce5" table:formula="oooc:=[.E18]" office:value-type="float" office:value="12879.15">
            <text:p>12 879,15</text:p>
          </table:table-cell>
          <table:table-cell table:style-name="ce5" table:formula="oooc:=[.B19]-[.D19]" office:value-type="float" office:value="883862.44">
            <text:p>883 862,44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02-01">
            <text:p>veebr.2008</text:p>
          </table:table-cell>
          <table:table-cell table:style-name="ce5" table:formula="oooc:=[.F19]" office:value-type="float" office:value="883862.44">
            <text:p>883 862,44</text:p>
          </table:table-cell>
          <table:table-cell table:style-name="ce5" table:formula="oooc:=[.$C$4]/12*[.B20]" office:value-type="float" office:value="3682.76">
            <text:p>3 682,76</text:p>
          </table:table-cell>
          <table:table-cell table:style-name="ce5" table:formula="oooc:=[.E20]-[.C20]" office:value-type="float" office:value="9196.39">
            <text:p>9 196,39</text:p>
          </table:table-cell>
          <table:table-cell table:style-name="ce5" table:formula="oooc:=[.E19]" office:value-type="float" office:value="12879.15">
            <text:p>12 879,15</text:p>
          </table:table-cell>
          <table:table-cell table:style-name="ce5" table:formula="oooc:=[.B20]-[.D20]" office:value-type="float" office:value="874666.05">
            <text:p>874 666,0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03-01">
            <text:p>märts.2008</text:p>
          </table:table-cell>
          <table:table-cell table:style-name="ce5" table:formula="oooc:=[.F20]" office:value-type="float" office:value="874666.05">
            <text:p>874 666,05</text:p>
          </table:table-cell>
          <table:table-cell table:style-name="ce5" table:formula="oooc:=[.$C$4]/12*[.B21]" office:value-type="float" office:value="3644.44">
            <text:p>3 644,44</text:p>
          </table:table-cell>
          <table:table-cell table:style-name="ce5" table:formula="oooc:=[.E21]-[.C21]" office:value-type="float" office:value="9234.71">
            <text:p>9 234,71</text:p>
          </table:table-cell>
          <table:table-cell table:style-name="ce5" table:formula="oooc:=[.E20]" office:value-type="float" office:value="12879.15">
            <text:p>12 879,15</text:p>
          </table:table-cell>
          <table:table-cell table:style-name="ce5" table:formula="oooc:=[.B21]-[.D21]" office:value-type="float" office:value="865431.34">
            <text:p>865 431,34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04-01">
            <text:p>apr.2008</text:p>
          </table:table-cell>
          <table:table-cell table:style-name="ce5" table:formula="oooc:=[.F21]" office:value-type="float" office:value="865431.34">
            <text:p>865 431,34</text:p>
          </table:table-cell>
          <table:table-cell table:style-name="ce5" table:formula="oooc:=[.$C$4]/12*[.B22]" office:value-type="float" office:value="3605.96">
            <text:p>3 605,96</text:p>
          </table:table-cell>
          <table:table-cell table:style-name="ce5" table:formula="oooc:=[.E22]-[.C22]" office:value-type="float" office:value="9273.19">
            <text:p>9 273,19</text:p>
          </table:table-cell>
          <table:table-cell table:style-name="ce5" table:formula="oooc:=[.E21]" office:value-type="float" office:value="12879.15">
            <text:p>12 879,15</text:p>
          </table:table-cell>
          <table:table-cell table:style-name="ce5" table:formula="oooc:=[.B22]-[.D22]" office:value-type="float" office:value="856158.15">
            <text:p>856 158,1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05-01">
            <text:p>mai.2008</text:p>
          </table:table-cell>
          <table:table-cell table:style-name="ce5" table:formula="oooc:=[.F22]" office:value-type="float" office:value="856158.15">
            <text:p>856 158,15</text:p>
          </table:table-cell>
          <table:table-cell table:style-name="ce5" table:formula="oooc:=[.$C$4]/12*[.B23]" office:value-type="float" office:value="3567.33">
            <text:p>3 567,33</text:p>
          </table:table-cell>
          <table:table-cell table:style-name="ce5" table:formula="oooc:=[.E23]-[.C23]" office:value-type="float" office:value="9311.82">
            <text:p>9 311,82</text:p>
          </table:table-cell>
          <table:table-cell table:style-name="ce5" table:formula="oooc:=[.E22]" office:value-type="float" office:value="12879.15">
            <text:p>12 879,15</text:p>
          </table:table-cell>
          <table:table-cell table:style-name="ce5" table:formula="oooc:=[.B23]-[.D23]" office:value-type="float" office:value="846846.33">
            <text:p>846 846,3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06-01">
            <text:p>juuni.2008</text:p>
          </table:table-cell>
          <table:table-cell table:style-name="ce5" table:formula="oooc:=[.F23]" office:value-type="float" office:value="846846.33">
            <text:p>846 846,33</text:p>
          </table:table-cell>
          <table:table-cell table:style-name="ce5" table:formula="oooc:=[.$C$4]/12*[.B24]" office:value-type="float" office:value="3528.53">
            <text:p>3 528,53</text:p>
          </table:table-cell>
          <table:table-cell table:style-name="ce5" table:formula="oooc:=[.E24]-[.C24]" office:value-type="float" office:value="9350.62">
            <text:p>9 350,62</text:p>
          </table:table-cell>
          <table:table-cell table:style-name="ce5" table:formula="oooc:=[.E23]" office:value-type="float" office:value="12879.15">
            <text:p>12 879,15</text:p>
          </table:table-cell>
          <table:table-cell table:style-name="ce5" table:formula="oooc:=[.B24]-[.D24]" office:value-type="float" office:value="837495.71">
            <text:p>837 495,71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07-01">
            <text:p>juuli.2008</text:p>
          </table:table-cell>
          <table:table-cell table:style-name="ce5" table:formula="oooc:=[.F24]" office:value-type="float" office:value="837495.71">
            <text:p>837 495,71</text:p>
          </table:table-cell>
          <table:table-cell table:style-name="ce5" table:formula="oooc:=[.$C$4]/12*[.B25]" office:value-type="float" office:value="3489.57">
            <text:p>3 489,57</text:p>
          </table:table-cell>
          <table:table-cell table:style-name="ce5" table:formula="oooc:=[.E25]-[.C25]" office:value-type="float" office:value="9389.58">
            <text:p>9 389,58</text:p>
          </table:table-cell>
          <table:table-cell table:style-name="ce5" table:formula="oooc:=[.E24]" office:value-type="float" office:value="12879.15">
            <text:p>12 879,15</text:p>
          </table:table-cell>
          <table:table-cell table:style-name="ce5" table:formula="oooc:=[.B25]-[.D25]" office:value-type="float" office:value="828106.13">
            <text:p>828 106,1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08-01">
            <text:p>aug.2008</text:p>
          </table:table-cell>
          <table:table-cell table:style-name="ce5" table:formula="oooc:=[.F25]" office:value-type="float" office:value="828106.13">
            <text:p>828 106,13</text:p>
          </table:table-cell>
          <table:table-cell table:style-name="ce5" table:formula="oooc:=[.$C$4]/12*[.B26]" office:value-type="float" office:value="3450.44">
            <text:p>3 450,44</text:p>
          </table:table-cell>
          <table:table-cell table:style-name="ce5" table:formula="oooc:=[.E26]-[.C26]" office:value-type="float" office:value="9428.71">
            <text:p>9 428,71</text:p>
          </table:table-cell>
          <table:table-cell table:style-name="ce5" table:formula="oooc:=[.E25]" office:value-type="float" office:value="12879.15">
            <text:p>12 879,15</text:p>
          </table:table-cell>
          <table:table-cell table:style-name="ce5" table:formula="oooc:=[.B26]-[.D26]" office:value-type="float" office:value="818677.42">
            <text:p>818 677,42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09-01">
            <text:p>sept.2008</text:p>
          </table:table-cell>
          <table:table-cell table:style-name="ce5" table:formula="oooc:=[.F26]" office:value-type="float" office:value="818677.42">
            <text:p>818 677,42</text:p>
          </table:table-cell>
          <table:table-cell table:style-name="ce5" table:formula="oooc:=[.$C$4]/12*[.B27]" office:value-type="float" office:value="3411.16">
            <text:p>3 411,16</text:p>
          </table:table-cell>
          <table:table-cell table:style-name="ce5" table:formula="oooc:=[.E27]-[.C27]" office:value-type="float" office:value="9467.99">
            <text:p>9 467,99</text:p>
          </table:table-cell>
          <table:table-cell table:style-name="ce5" table:formula="oooc:=[.E26]" office:value-type="float" office:value="12879.15">
            <text:p>12 879,15</text:p>
          </table:table-cell>
          <table:table-cell table:style-name="ce5" table:formula="oooc:=[.B27]-[.D27]" office:value-type="float" office:value="809209.43">
            <text:p>809 209,4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10-01">
            <text:p>okt.2008</text:p>
          </table:table-cell>
          <table:table-cell table:style-name="ce5" table:formula="oooc:=[.F27]" office:value-type="float" office:value="809209.43">
            <text:p>809 209,43</text:p>
          </table:table-cell>
          <table:table-cell table:style-name="ce5" table:formula="oooc:=[.$C$4]/12*[.B28]" office:value-type="float" office:value="3371.71">
            <text:p>3 371,71</text:p>
          </table:table-cell>
          <table:table-cell table:style-name="ce5" table:formula="oooc:=[.E28]-[.C28]" office:value-type="float" office:value="9507.44">
            <text:p>9 507,44</text:p>
          </table:table-cell>
          <table:table-cell table:style-name="ce5" table:formula="oooc:=[.E27]" office:value-type="float" office:value="12879.15">
            <text:p>12 879,15</text:p>
          </table:table-cell>
          <table:table-cell table:style-name="ce5" table:formula="oooc:=[.B28]-[.D28]" office:value-type="float" office:value="799701.99">
            <text:p>799 701,9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11-01">
            <text:p>nov.2008</text:p>
          </table:table-cell>
          <table:table-cell table:style-name="ce5" table:formula="oooc:=[.F28]" office:value-type="float" office:value="799701.99">
            <text:p>799 701,99</text:p>
          </table:table-cell>
          <table:table-cell table:style-name="ce5" table:formula="oooc:=[.$C$4]/12*[.B29]" office:value-type="float" office:value="3332.09">
            <text:p>3 332,09</text:p>
          </table:table-cell>
          <table:table-cell table:style-name="ce5" table:formula="oooc:=[.E29]-[.C29]" office:value-type="float" office:value="9547.06">
            <text:p>9 547,06</text:p>
          </table:table-cell>
          <table:table-cell table:style-name="ce5" table:formula="oooc:=[.E28]" office:value-type="float" office:value="12879.15">
            <text:p>12 879,15</text:p>
          </table:table-cell>
          <table:table-cell table:style-name="ce5" table:formula="oooc:=[.B29]-[.D29]" office:value-type="float" office:value="790154.93">
            <text:p>790 154,9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8-12-01">
            <text:p>dets.2008</text:p>
          </table:table-cell>
          <table:table-cell table:style-name="ce5" table:formula="oooc:=[.F29]" office:value-type="float" office:value="790154.93">
            <text:p>790 154,93</text:p>
          </table:table-cell>
          <table:table-cell table:style-name="ce5" table:formula="oooc:=[.$C$4]/12*[.B30]" office:value-type="float" office:value="3292.31">
            <text:p>3 292,31</text:p>
          </table:table-cell>
          <table:table-cell table:style-name="ce5" table:formula="oooc:=[.E30]-[.C30]" office:value-type="float" office:value="9586.84">
            <text:p>9 586,84</text:p>
          </table:table-cell>
          <table:table-cell table:style-name="ce5" table:formula="oooc:=[.E29]" office:value-type="float" office:value="12879.15">
            <text:p>12 879,15</text:p>
          </table:table-cell>
          <table:table-cell table:style-name="ce5" table:formula="oooc:=[.B30]-[.D30]" office:value-type="float" office:value="780568.09">
            <text:p>780 568,0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01-01">
            <text:p>jaan.2009</text:p>
          </table:table-cell>
          <table:table-cell table:style-name="ce5" table:formula="oooc:=[.F30]" office:value-type="float" office:value="780568.09">
            <text:p>780 568,09</text:p>
          </table:table-cell>
          <table:table-cell table:style-name="ce5" table:formula="oooc:=[.$C$4]/12*[.B31]" office:value-type="float" office:value="3252.37">
            <text:p>3 252,37</text:p>
          </table:table-cell>
          <table:table-cell table:style-name="ce5" table:formula="oooc:=[.E31]-[.C31]" office:value-type="float" office:value="9626.78">
            <text:p>9 626,78</text:p>
          </table:table-cell>
          <table:table-cell table:style-name="ce5" table:formula="oooc:=[.E30]" office:value-type="float" office:value="12879.15">
            <text:p>12 879,15</text:p>
          </table:table-cell>
          <table:table-cell table:style-name="ce5" table:formula="oooc:=[.B31]-[.D31]" office:value-type="float" office:value="770941.31">
            <text:p>770 941,31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02-01">
            <text:p>veebr.2009</text:p>
          </table:table-cell>
          <table:table-cell table:style-name="ce5" table:formula="oooc:=[.F31]" office:value-type="float" office:value="770941.31">
            <text:p>770 941,31</text:p>
          </table:table-cell>
          <table:table-cell table:style-name="ce5" table:formula="oooc:=[.$C$4]/12*[.B32]" office:value-type="float" office:value="3212.26">
            <text:p>3 212,26</text:p>
          </table:table-cell>
          <table:table-cell table:style-name="ce5" table:formula="oooc:=[.E32]-[.C32]" office:value-type="float" office:value="9666.89">
            <text:p>9 666,89</text:p>
          </table:table-cell>
          <table:table-cell table:style-name="ce5" table:formula="oooc:=[.E31]" office:value-type="float" office:value="12879.15">
            <text:p>12 879,15</text:p>
          </table:table-cell>
          <table:table-cell table:style-name="ce5" table:formula="oooc:=[.B32]-[.D32]" office:value-type="float" office:value="761274.42">
            <text:p>761 274,42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03-01">
            <text:p>märts.2009</text:p>
          </table:table-cell>
          <table:table-cell table:style-name="ce5" table:formula="oooc:=[.F32]" office:value-type="float" office:value="761274.42">
            <text:p>761 274,42</text:p>
          </table:table-cell>
          <table:table-cell table:style-name="ce5" table:formula="oooc:=[.$C$4]/12*[.B33]" office:value-type="float" office:value="3171.98">
            <text:p>3 171,98</text:p>
          </table:table-cell>
          <table:table-cell table:style-name="ce5" table:formula="oooc:=[.E33]-[.C33]" office:value-type="float" office:value="9707.17">
            <text:p>9 707,17</text:p>
          </table:table-cell>
          <table:table-cell table:style-name="ce5" table:formula="oooc:=[.E32]" office:value-type="float" office:value="12879.15">
            <text:p>12 879,15</text:p>
          </table:table-cell>
          <table:table-cell table:style-name="ce5" table:formula="oooc:=[.B33]-[.D33]" office:value-type="float" office:value="751567.25">
            <text:p>751 567,2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04-01">
            <text:p>apr.2009</text:p>
          </table:table-cell>
          <table:table-cell table:style-name="ce5" table:formula="oooc:=[.F33]" office:value-type="float" office:value="751567.25">
            <text:p>751 567,25</text:p>
          </table:table-cell>
          <table:table-cell table:style-name="ce5" table:formula="oooc:=[.$C$4]/12*[.B34]" office:value-type="float" office:value="3131.53">
            <text:p>3 131,53</text:p>
          </table:table-cell>
          <table:table-cell table:style-name="ce5" table:formula="oooc:=[.E34]-[.C34]" office:value-type="float" office:value="9747.62">
            <text:p>9 747,62</text:p>
          </table:table-cell>
          <table:table-cell table:style-name="ce5" table:formula="oooc:=[.E33]" office:value-type="float" office:value="12879.15">
            <text:p>12 879,15</text:p>
          </table:table-cell>
          <table:table-cell table:style-name="ce5" table:formula="oooc:=[.B34]-[.D34]" office:value-type="float" office:value="741819.63">
            <text:p>741 819,6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05-01">
            <text:p>mai.2009</text:p>
          </table:table-cell>
          <table:table-cell table:style-name="ce5" table:formula="oooc:=[.F34]" office:value-type="float" office:value="741819.63">
            <text:p>741 819,63</text:p>
          </table:table-cell>
          <table:table-cell table:style-name="ce5" table:formula="oooc:=[.$C$4]/12*[.B35]" office:value-type="float" office:value="3090.92">
            <text:p>3 090,92</text:p>
          </table:table-cell>
          <table:table-cell table:style-name="ce5" table:formula="oooc:=[.E35]-[.C35]" office:value-type="float" office:value="9788.23">
            <text:p>9 788,23</text:p>
          </table:table-cell>
          <table:table-cell table:style-name="ce5" table:formula="oooc:=[.E34]" office:value-type="float" office:value="12879.15">
            <text:p>12 879,15</text:p>
          </table:table-cell>
          <table:table-cell table:style-name="ce5" table:formula="oooc:=[.B35]-[.D35]" office:value-type="float" office:value="732031.4">
            <text:p>732 031,40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06-01">
            <text:p>juuni.2009</text:p>
          </table:table-cell>
          <table:table-cell table:style-name="ce5" table:formula="oooc:=[.F35]" office:value-type="float" office:value="732031.4">
            <text:p>732 031,40</text:p>
          </table:table-cell>
          <table:table-cell table:style-name="ce5" table:formula="oooc:=[.$C$4]/12*[.B36]" office:value-type="float" office:value="3050.13">
            <text:p>3 050,13</text:p>
          </table:table-cell>
          <table:table-cell table:style-name="ce5" table:formula="oooc:=[.E36]-[.C36]" office:value-type="float" office:value="9829.02">
            <text:p>9 829,02</text:p>
          </table:table-cell>
          <table:table-cell table:style-name="ce5" table:formula="oooc:=[.E35]" office:value-type="float" office:value="12879.15">
            <text:p>12 879,15</text:p>
          </table:table-cell>
          <table:table-cell table:style-name="ce5" table:formula="oooc:=[.B36]-[.D36]" office:value-type="float" office:value="722202.38">
            <text:p>722 202,38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07-01">
            <text:p>juuli.2009</text:p>
          </table:table-cell>
          <table:table-cell table:style-name="ce5" table:formula="oooc:=[.F36]" office:value-type="float" office:value="722202.38">
            <text:p>722 202,38</text:p>
          </table:table-cell>
          <table:table-cell table:style-name="ce5" table:formula="oooc:=[.$C$4]/12*[.B37]" office:value-type="float" office:value="3009.18">
            <text:p>3 009,18</text:p>
          </table:table-cell>
          <table:table-cell table:style-name="ce5" table:formula="oooc:=[.E37]-[.C37]" office:value-type="float" office:value="9869.97">
            <text:p>9 869,97</text:p>
          </table:table-cell>
          <table:table-cell table:style-name="ce5" table:formula="oooc:=[.E36]" office:value-type="float" office:value="12879.15">
            <text:p>12 879,15</text:p>
          </table:table-cell>
          <table:table-cell table:style-name="ce5" table:formula="oooc:=[.B37]-[.D37]" office:value-type="float" office:value="712332.41">
            <text:p>712 332,41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08-01">
            <text:p>aug.2009</text:p>
          </table:table-cell>
          <table:table-cell table:style-name="ce5" table:formula="oooc:=[.F37]" office:value-type="float" office:value="712332.41">
            <text:p>712 332,41</text:p>
          </table:table-cell>
          <table:table-cell table:style-name="ce5" table:formula="oooc:=[.$C$4]/12*[.B38]" office:value-type="float" office:value="2968.05">
            <text:p>2 968,05</text:p>
          </table:table-cell>
          <table:table-cell table:style-name="ce5" table:formula="oooc:=[.E38]-[.C38]" office:value-type="float" office:value="9911.1">
            <text:p>9 911,10</text:p>
          </table:table-cell>
          <table:table-cell table:style-name="ce5" table:formula="oooc:=[.E37]" office:value-type="float" office:value="12879.15">
            <text:p>12 879,15</text:p>
          </table:table-cell>
          <table:table-cell table:style-name="ce5" table:formula="oooc:=[.B38]-[.D38]" office:value-type="float" office:value="702421.31">
            <text:p>702 421,31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09-01">
            <text:p>sept.2009</text:p>
          </table:table-cell>
          <table:table-cell table:style-name="ce5" table:formula="oooc:=[.F38]" office:value-type="float" office:value="702421.31">
            <text:p>702 421,31</text:p>
          </table:table-cell>
          <table:table-cell table:style-name="ce5" table:formula="oooc:=[.$C$4]/12*[.B39]" office:value-type="float" office:value="2926.76">
            <text:p>2 926,76</text:p>
          </table:table-cell>
          <table:table-cell table:style-name="ce5" table:formula="oooc:=[.E39]-[.C39]" office:value-type="float" office:value="9952.39">
            <text:p>9 952,39</text:p>
          </table:table-cell>
          <table:table-cell table:style-name="ce5" table:formula="oooc:=[.E38]" office:value-type="float" office:value="12879.15">
            <text:p>12 879,15</text:p>
          </table:table-cell>
          <table:table-cell table:style-name="ce5" table:formula="oooc:=[.B39]-[.D39]" office:value-type="float" office:value="692468.92">
            <text:p>692 468,92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10-01">
            <text:p>okt.2009</text:p>
          </table:table-cell>
          <table:table-cell table:style-name="ce5" table:formula="oooc:=[.F39]" office:value-type="float" office:value="692468.92">
            <text:p>692 468,92</text:p>
          </table:table-cell>
          <table:table-cell table:style-name="ce5" table:formula="oooc:=[.$C$4]/12*[.B40]" office:value-type="float" office:value="2885.29">
            <text:p>2 885,29</text:p>
          </table:table-cell>
          <table:table-cell table:style-name="ce5" table:formula="oooc:=[.E40]-[.C40]" office:value-type="float" office:value="9993.86">
            <text:p>9 993,86</text:p>
          </table:table-cell>
          <table:table-cell table:style-name="ce5" table:formula="oooc:=[.E39]" office:value-type="float" office:value="12879.15">
            <text:p>12 879,15</text:p>
          </table:table-cell>
          <table:table-cell table:style-name="ce5" table:formula="oooc:=[.B40]-[.D40]" office:value-type="float" office:value="682475.06">
            <text:p>682 475,06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11-01">
            <text:p>nov.2009</text:p>
          </table:table-cell>
          <table:table-cell table:style-name="ce5" table:formula="oooc:=[.F40]" office:value-type="float" office:value="682475.06">
            <text:p>682 475,06</text:p>
          </table:table-cell>
          <table:table-cell table:style-name="ce5" table:formula="oooc:=[.$C$4]/12*[.B41]" office:value-type="float" office:value="2843.65">
            <text:p>2 843,65</text:p>
          </table:table-cell>
          <table:table-cell table:style-name="ce5" table:formula="oooc:=[.E41]-[.C41]" office:value-type="float" office:value="10035.5">
            <text:p>10 035,50</text:p>
          </table:table-cell>
          <table:table-cell table:style-name="ce5" table:formula="oooc:=[.E40]" office:value-type="float" office:value="12879.15">
            <text:p>12 879,15</text:p>
          </table:table-cell>
          <table:table-cell table:style-name="ce5" table:formula="oooc:=[.B41]-[.D41]" office:value-type="float" office:value="672439.56">
            <text:p>672 439,56</text:p>
          </table:table-cell>
          <table:table-cell table:number-columns-repeated="250"/>
        </table:table-row>
        <table:table-row table:style-name="ro2">
          <table:table-cell table:style-name="ce3" office:value-type="date" office:date-value="2009-12-01">
            <text:p>dets.2009</text:p>
          </table:table-cell>
          <table:table-cell table:style-name="ce5" table:formula="oooc:=[.F41]" office:value-type="float" office:value="672439.56">
            <text:p>672 439,56</text:p>
          </table:table-cell>
          <table:table-cell table:style-name="ce5" table:formula="oooc:=[.$C$4]/12*[.B42]" office:value-type="float" office:value="2801.83">
            <text:p>2 801,83</text:p>
          </table:table-cell>
          <table:table-cell table:style-name="ce5" table:formula="oooc:=[.E42]-[.C42]" office:value-type="float" office:value="10077.32">
            <text:p>10 077,32</text:p>
          </table:table-cell>
          <table:table-cell table:style-name="ce5" table:formula="oooc:=[.E41]" office:value-type="float" office:value="12879.15">
            <text:p>12 879,15</text:p>
          </table:table-cell>
          <table:table-cell table:style-name="ce5" table:formula="oooc:=[.B42]-[.D42]" office:value-type="float" office:value="662362.24">
            <text:p>662 362,24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01-01">
            <text:p>jaan.2010</text:p>
          </table:table-cell>
          <table:table-cell table:style-name="ce5" table:formula="oooc:=[.F42]" office:value-type="float" office:value="662362.24">
            <text:p>662 362,24</text:p>
          </table:table-cell>
          <table:table-cell table:style-name="ce5" table:formula="oooc:=[.$C$4]/12*[.B43]" office:value-type="float" office:value="2759.84">
            <text:p>2 759,84</text:p>
          </table:table-cell>
          <table:table-cell table:style-name="ce5" table:formula="oooc:=[.E43]-[.C43]" office:value-type="float" office:value="10119.31">
            <text:p>10 119,31</text:p>
          </table:table-cell>
          <table:table-cell table:style-name="ce5" table:formula="oooc:=[.E42]" office:value-type="float" office:value="12879.15">
            <text:p>12 879,15</text:p>
          </table:table-cell>
          <table:table-cell table:style-name="ce5" table:formula="oooc:=[.B43]-[.D43]" office:value-type="float" office:value="652242.93">
            <text:p>652 242,9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02-01">
            <text:p>veebr.2010</text:p>
          </table:table-cell>
          <table:table-cell table:style-name="ce5" table:formula="oooc:=[.F43]" office:value-type="float" office:value="652242.93">
            <text:p>652 242,93</text:p>
          </table:table-cell>
          <table:table-cell table:style-name="ce5" table:formula="oooc:=[.$C$4]/12*[.B44]" office:value-type="float" office:value="2717.68">
            <text:p>2 717,68</text:p>
          </table:table-cell>
          <table:table-cell table:style-name="ce5" table:formula="oooc:=[.E44]-[.C44]" office:value-type="float" office:value="10161.47">
            <text:p>10 161,47</text:p>
          </table:table-cell>
          <table:table-cell table:style-name="ce5" table:formula="oooc:=[.E43]" office:value-type="float" office:value="12879.15">
            <text:p>12 879,15</text:p>
          </table:table-cell>
          <table:table-cell table:style-name="ce5" table:formula="oooc:=[.B44]-[.D44]" office:value-type="float" office:value="642081.46">
            <text:p>642 081,46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03-01">
            <text:p>märts.2010</text:p>
          </table:table-cell>
          <table:table-cell table:style-name="ce5" table:formula="oooc:=[.F44]" office:value-type="float" office:value="642081.46">
            <text:p>642 081,46</text:p>
          </table:table-cell>
          <table:table-cell table:style-name="ce5" table:formula="oooc:=[.$C$4]/12*[.B45]" office:value-type="float" office:value="2675.34">
            <text:p>2 675,34</text:p>
          </table:table-cell>
          <table:table-cell table:style-name="ce5" table:formula="oooc:=[.E45]-[.C45]" office:value-type="float" office:value="10203.81">
            <text:p>10 203,81</text:p>
          </table:table-cell>
          <table:table-cell table:style-name="ce5" table:formula="oooc:=[.E44]" office:value-type="float" office:value="12879.15">
            <text:p>12 879,15</text:p>
          </table:table-cell>
          <table:table-cell table:style-name="ce5" table:formula="oooc:=[.B45]-[.D45]" office:value-type="float" office:value="631877.65">
            <text:p>631 877,6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04-01">
            <text:p>apr.2010</text:p>
          </table:table-cell>
          <table:table-cell table:style-name="ce5" table:formula="oooc:=[.F45]" office:value-type="float" office:value="631877.65">
            <text:p>631 877,65</text:p>
          </table:table-cell>
          <table:table-cell table:style-name="ce5" table:formula="oooc:=[.$C$4]/12*[.B46]" office:value-type="float" office:value="2632.82">
            <text:p>2 632,82</text:p>
          </table:table-cell>
          <table:table-cell table:style-name="ce5" table:formula="oooc:=[.E46]-[.C46]" office:value-type="float" office:value="10246.33">
            <text:p>10 246,33</text:p>
          </table:table-cell>
          <table:table-cell table:style-name="ce5" table:formula="oooc:=[.E45]" office:value-type="float" office:value="12879.15">
            <text:p>12 879,15</text:p>
          </table:table-cell>
          <table:table-cell table:style-name="ce5" table:formula="oooc:=[.B46]-[.D46]" office:value-type="float" office:value="621631.32">
            <text:p>621 631,32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05-01">
            <text:p>mai.2010</text:p>
          </table:table-cell>
          <table:table-cell table:style-name="ce5" table:formula="oooc:=[.F46]" office:value-type="float" office:value="621631.32">
            <text:p>621 631,32</text:p>
          </table:table-cell>
          <table:table-cell table:style-name="ce5" table:formula="oooc:=[.$C$4]/12*[.B47]" office:value-type="float" office:value="2590.13">
            <text:p>2 590,13</text:p>
          </table:table-cell>
          <table:table-cell table:style-name="ce5" table:formula="oooc:=[.E47]-[.C47]" office:value-type="float" office:value="10289.02">
            <text:p>10 289,02</text:p>
          </table:table-cell>
          <table:table-cell table:style-name="ce5" table:formula="oooc:=[.E46]" office:value-type="float" office:value="12879.15">
            <text:p>12 879,15</text:p>
          </table:table-cell>
          <table:table-cell table:style-name="ce5" table:formula="oooc:=[.B47]-[.D47]" office:value-type="float" office:value="611342.3">
            <text:p>611 342,30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06-01">
            <text:p>juuni.2010</text:p>
          </table:table-cell>
          <table:table-cell table:style-name="ce5" table:formula="oooc:=[.F47]" office:value-type="float" office:value="611342.3">
            <text:p>611 342,30</text:p>
          </table:table-cell>
          <table:table-cell table:style-name="ce5" table:formula="oooc:=[.$C$4]/12*[.B48]" office:value-type="float" office:value="2547.26">
            <text:p>2 547,26</text:p>
          </table:table-cell>
          <table:table-cell table:style-name="ce5" table:formula="oooc:=[.E48]-[.C48]" office:value-type="float" office:value="10331.89">
            <text:p>10 331,89</text:p>
          </table:table-cell>
          <table:table-cell table:style-name="ce5" table:formula="oooc:=[.E47]" office:value-type="float" office:value="12879.15">
            <text:p>12 879,15</text:p>
          </table:table-cell>
          <table:table-cell table:style-name="ce5" table:formula="oooc:=[.B48]-[.D48]" office:value-type="float" office:value="601010.41">
            <text:p>601 010,41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07-01">
            <text:p>juuli.2010</text:p>
          </table:table-cell>
          <table:table-cell table:style-name="ce5" table:formula="oooc:=[.F48]" office:value-type="float" office:value="601010.41">
            <text:p>601 010,41</text:p>
          </table:table-cell>
          <table:table-cell table:style-name="ce5" table:formula="oooc:=[.$C$4]/12*[.B49]" office:value-type="float" office:value="2504.21">
            <text:p>2 504,21</text:p>
          </table:table-cell>
          <table:table-cell table:style-name="ce5" table:formula="oooc:=[.E49]-[.C49]" office:value-type="float" office:value="10374.94">
            <text:p>10 374,94</text:p>
          </table:table-cell>
          <table:table-cell table:style-name="ce5" table:formula="oooc:=[.E48]" office:value-type="float" office:value="12879.15">
            <text:p>12 879,15</text:p>
          </table:table-cell>
          <table:table-cell table:style-name="ce5" table:formula="oooc:=[.B49]-[.D49]" office:value-type="float" office:value="590635.47">
            <text:p>590 635,47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08-01">
            <text:p>aug.2010</text:p>
          </table:table-cell>
          <table:table-cell table:style-name="ce5" table:formula="oooc:=[.F49]" office:value-type="float" office:value="590635.47">
            <text:p>590 635,47</text:p>
          </table:table-cell>
          <table:table-cell table:style-name="ce5" table:formula="oooc:=[.$C$4]/12*[.B50]" office:value-type="float" office:value="2460.98">
            <text:p>2 460,98</text:p>
          </table:table-cell>
          <table:table-cell table:style-name="ce5" table:formula="oooc:=[.E50]-[.C50]" office:value-type="float" office:value="10418.17">
            <text:p>10 418,17</text:p>
          </table:table-cell>
          <table:table-cell table:style-name="ce5" table:formula="oooc:=[.E49]" office:value-type="float" office:value="12879.15">
            <text:p>12 879,15</text:p>
          </table:table-cell>
          <table:table-cell table:style-name="ce5" table:formula="oooc:=[.B50]-[.D50]" office:value-type="float" office:value="580217.3">
            <text:p>580 217,30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09-01">
            <text:p>sept.2010</text:p>
          </table:table-cell>
          <table:table-cell table:style-name="ce5" table:formula="oooc:=[.F50]" office:value-type="float" office:value="580217.3">
            <text:p>580 217,30</text:p>
          </table:table-cell>
          <table:table-cell table:style-name="ce5" table:formula="oooc:=[.$C$4]/12*[.B51]" office:value-type="float" office:value="2417.57">
            <text:p>2 417,57</text:p>
          </table:table-cell>
          <table:table-cell table:style-name="ce5" table:formula="oooc:=[.E51]-[.C51]" office:value-type="float" office:value="10461.58">
            <text:p>10 461,58</text:p>
          </table:table-cell>
          <table:table-cell table:style-name="ce5" table:formula="oooc:=[.E50]" office:value-type="float" office:value="12879.15">
            <text:p>12 879,15</text:p>
          </table:table-cell>
          <table:table-cell table:style-name="ce5" table:formula="oooc:=[.B51]-[.D51]" office:value-type="float" office:value="569755.72">
            <text:p>569 755,72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10-01">
            <text:p>okt.2010</text:p>
          </table:table-cell>
          <table:table-cell table:style-name="ce5" table:formula="oooc:=[.F51]" office:value-type="float" office:value="569755.72">
            <text:p>569 755,72</text:p>
          </table:table-cell>
          <table:table-cell table:style-name="ce5" table:formula="oooc:=[.$C$4]/12*[.B52]" office:value-type="float" office:value="2373.98">
            <text:p>2 373,98</text:p>
          </table:table-cell>
          <table:table-cell table:style-name="ce5" table:formula="oooc:=[.E52]-[.C52]" office:value-type="float" office:value="10505.17">
            <text:p>10 505,17</text:p>
          </table:table-cell>
          <table:table-cell table:style-name="ce5" table:formula="oooc:=[.E51]" office:value-type="float" office:value="12879.15">
            <text:p>12 879,15</text:p>
          </table:table-cell>
          <table:table-cell table:style-name="ce5" table:formula="oooc:=[.B52]-[.D52]" office:value-type="float" office:value="559250.55">
            <text:p>559 250,5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11-01">
            <text:p>nov.2010</text:p>
          </table:table-cell>
          <table:table-cell table:style-name="ce5" table:formula="oooc:=[.F52]" office:value-type="float" office:value="559250.55">
            <text:p>559 250,55</text:p>
          </table:table-cell>
          <table:table-cell table:style-name="ce5" table:formula="oooc:=[.$C$4]/12*[.B53]" office:value-type="float" office:value="2330.21">
            <text:p>2 330,21</text:p>
          </table:table-cell>
          <table:table-cell table:style-name="ce5" table:formula="oooc:=[.E53]-[.C53]" office:value-type="float" office:value="10548.94">
            <text:p>10 548,94</text:p>
          </table:table-cell>
          <table:table-cell table:style-name="ce5" table:formula="oooc:=[.E52]" office:value-type="float" office:value="12879.15">
            <text:p>12 879,15</text:p>
          </table:table-cell>
          <table:table-cell table:style-name="ce5" table:formula="oooc:=[.B53]-[.D53]" office:value-type="float" office:value="548701.61">
            <text:p>548 701,61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0-12-01">
            <text:p>dets.2010</text:p>
          </table:table-cell>
          <table:table-cell table:style-name="ce5" table:formula="oooc:=[.F53]" office:value-type="float" office:value="548701.61">
            <text:p>548 701,61</text:p>
          </table:table-cell>
          <table:table-cell table:style-name="ce5" table:formula="oooc:=[.$C$4]/12*[.B54]" office:value-type="float" office:value="2286.26">
            <text:p>2 286,26</text:p>
          </table:table-cell>
          <table:table-cell table:style-name="ce5" table:formula="oooc:=[.E54]-[.C54]" office:value-type="float" office:value="10592.89">
            <text:p>10 592,89</text:p>
          </table:table-cell>
          <table:table-cell table:style-name="ce5" table:formula="oooc:=[.E53]" office:value-type="float" office:value="12879.15">
            <text:p>12 879,15</text:p>
          </table:table-cell>
          <table:table-cell table:style-name="ce5" table:formula="oooc:=[.B54]-[.D54]" office:value-type="float" office:value="538108.72">
            <text:p>538 108,72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01-01">
            <text:p>jaan.2011</text:p>
          </table:table-cell>
          <table:table-cell table:style-name="ce5" table:formula="oooc:=[.F54]" office:value-type="float" office:value="538108.72">
            <text:p>538 108,72</text:p>
          </table:table-cell>
          <table:table-cell table:style-name="ce5" table:formula="oooc:=[.$C$4]/12*[.B55]" office:value-type="float" office:value="2242.12">
            <text:p>2 242,12</text:p>
          </table:table-cell>
          <table:table-cell table:style-name="ce5" table:formula="oooc:=[.E55]-[.C55]" office:value-type="float" office:value="10637.03">
            <text:p>10 637,03</text:p>
          </table:table-cell>
          <table:table-cell table:style-name="ce5" table:formula="oooc:=[.E54]" office:value-type="float" office:value="12879.15">
            <text:p>12 879,15</text:p>
          </table:table-cell>
          <table:table-cell table:style-name="ce5" table:formula="oooc:=[.B55]-[.D55]" office:value-type="float" office:value="527471.69">
            <text:p>527 471,6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02-01">
            <text:p>veebr.2011</text:p>
          </table:table-cell>
          <table:table-cell table:style-name="ce5" table:formula="oooc:=[.F55]" office:value-type="float" office:value="527471.69">
            <text:p>527 471,69</text:p>
          </table:table-cell>
          <table:table-cell table:style-name="ce5" table:formula="oooc:=[.$C$4]/12*[.B56]" office:value-type="float" office:value="2197.8">
            <text:p>2 197,80</text:p>
          </table:table-cell>
          <table:table-cell table:style-name="ce5" table:formula="oooc:=[.E56]-[.C56]" office:value-type="float" office:value="10681.35">
            <text:p>10 681,35</text:p>
          </table:table-cell>
          <table:table-cell table:style-name="ce5" table:formula="oooc:=[.E55]" office:value-type="float" office:value="12879.15">
            <text:p>12 879,15</text:p>
          </table:table-cell>
          <table:table-cell table:style-name="ce5" table:formula="oooc:=[.B56]-[.D56]" office:value-type="float" office:value="516790.34">
            <text:p>516 790,34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03-01">
            <text:p>märts.2011</text:p>
          </table:table-cell>
          <table:table-cell table:style-name="ce5" table:formula="oooc:=[.F56]" office:value-type="float" office:value="516790.34">
            <text:p>516 790,34</text:p>
          </table:table-cell>
          <table:table-cell table:style-name="ce5" table:formula="oooc:=[.$C$4]/12*[.B57]" office:value-type="float" office:value="2153.29">
            <text:p>2 153,29</text:p>
          </table:table-cell>
          <table:table-cell table:style-name="ce5" table:formula="oooc:=[.E57]-[.C57]" office:value-type="float" office:value="10725.86">
            <text:p>10 725,86</text:p>
          </table:table-cell>
          <table:table-cell table:style-name="ce5" table:formula="oooc:=[.E56]" office:value-type="float" office:value="12879.15">
            <text:p>12 879,15</text:p>
          </table:table-cell>
          <table:table-cell table:style-name="ce5" table:formula="oooc:=[.B57]-[.D57]" office:value-type="float" office:value="506064.48">
            <text:p>506 064,48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04-01">
            <text:p>apr.2011</text:p>
          </table:table-cell>
          <table:table-cell table:style-name="ce5" table:formula="oooc:=[.F57]" office:value-type="float" office:value="506064.48">
            <text:p>506 064,48</text:p>
          </table:table-cell>
          <table:table-cell table:style-name="ce5" table:formula="oooc:=[.$C$4]/12*[.B58]" office:value-type="float" office:value="2108.6">
            <text:p>2 108,60</text:p>
          </table:table-cell>
          <table:table-cell table:style-name="ce5" table:formula="oooc:=[.E58]-[.C58]" office:value-type="float" office:value="10770.55">
            <text:p>10 770,55</text:p>
          </table:table-cell>
          <table:table-cell table:style-name="ce5" table:formula="oooc:=[.E57]" office:value-type="float" office:value="12879.15">
            <text:p>12 879,15</text:p>
          </table:table-cell>
          <table:table-cell table:style-name="ce5" table:formula="oooc:=[.B58]-[.D58]" office:value-type="float" office:value="495293.93">
            <text:p>495 293,9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05-01">
            <text:p>mai.2011</text:p>
          </table:table-cell>
          <table:table-cell table:style-name="ce5" table:formula="oooc:=[.F58]" office:value-type="float" office:value="495293.93">
            <text:p>495 293,93</text:p>
          </table:table-cell>
          <table:table-cell table:style-name="ce5" table:formula="oooc:=[.$C$4]/12*[.B59]" office:value-type="float" office:value="2063.72">
            <text:p>2 063,72</text:p>
          </table:table-cell>
          <table:table-cell table:style-name="ce5" table:formula="oooc:=[.E59]-[.C59]" office:value-type="float" office:value="10815.43">
            <text:p>10 815,43</text:p>
          </table:table-cell>
          <table:table-cell table:style-name="ce5" table:formula="oooc:=[.E58]" office:value-type="float" office:value="12879.15">
            <text:p>12 879,15</text:p>
          </table:table-cell>
          <table:table-cell table:style-name="ce5" table:formula="oooc:=[.B59]-[.D59]" office:value-type="float" office:value="484478.5">
            <text:p>484 478,50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06-01">
            <text:p>juuni.2011</text:p>
          </table:table-cell>
          <table:table-cell table:style-name="ce5" table:formula="oooc:=[.F59]" office:value-type="float" office:value="484478.5">
            <text:p>484 478,50</text:p>
          </table:table-cell>
          <table:table-cell table:style-name="ce5" table:formula="oooc:=[.$C$4]/12*[.B60]" office:value-type="float" office:value="2018.66">
            <text:p>2 018,66</text:p>
          </table:table-cell>
          <table:table-cell table:style-name="ce5" table:formula="oooc:=[.E60]-[.C60]" office:value-type="float" office:value="10860.49">
            <text:p>10 860,49</text:p>
          </table:table-cell>
          <table:table-cell table:style-name="ce5" table:formula="oooc:=[.E59]" office:value-type="float" office:value="12879.15">
            <text:p>12 879,15</text:p>
          </table:table-cell>
          <table:table-cell table:style-name="ce5" table:formula="oooc:=[.B60]-[.D60]" office:value-type="float" office:value="473618.01">
            <text:p>473 618,01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07-01">
            <text:p>juuli.2011</text:p>
          </table:table-cell>
          <table:table-cell table:style-name="ce5" table:formula="oooc:=[.F60]" office:value-type="float" office:value="473618.01">
            <text:p>473 618,01</text:p>
          </table:table-cell>
          <table:table-cell table:style-name="ce5" table:formula="oooc:=[.$C$4]/12*[.B61]" office:value-type="float" office:value="1973.41">
            <text:p>1 973,41</text:p>
          </table:table-cell>
          <table:table-cell table:style-name="ce5" table:formula="oooc:=[.E61]-[.C61]" office:value-type="float" office:value="10905.74">
            <text:p>10 905,74</text:p>
          </table:table-cell>
          <table:table-cell table:style-name="ce5" table:formula="oooc:=[.E60]" office:value-type="float" office:value="12879.15">
            <text:p>12 879,15</text:p>
          </table:table-cell>
          <table:table-cell table:style-name="ce5" table:formula="oooc:=[.B61]-[.D61]" office:value-type="float" office:value="462712.27">
            <text:p>462 712,27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08-01">
            <text:p>aug.2011</text:p>
          </table:table-cell>
          <table:table-cell table:style-name="ce5" table:formula="oooc:=[.F61]" office:value-type="float" office:value="462712.27">
            <text:p>462 712,27</text:p>
          </table:table-cell>
          <table:table-cell table:style-name="ce5" table:formula="oooc:=[.$C$4]/12*[.B62]" office:value-type="float" office:value="1927.97">
            <text:p>1 927,97</text:p>
          </table:table-cell>
          <table:table-cell table:style-name="ce5" table:formula="oooc:=[.E62]-[.C62]" office:value-type="float" office:value="10951.18">
            <text:p>10 951,18</text:p>
          </table:table-cell>
          <table:table-cell table:style-name="ce5" table:formula="oooc:=[.E61]" office:value-type="float" office:value="12879.15">
            <text:p>12 879,15</text:p>
          </table:table-cell>
          <table:table-cell table:style-name="ce5" table:formula="oooc:=[.B62]-[.D62]" office:value-type="float" office:value="451761.09">
            <text:p>451 761,0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09-01">
            <text:p>sept.2011</text:p>
          </table:table-cell>
          <table:table-cell table:style-name="ce5" table:formula="oooc:=[.F62]" office:value-type="float" office:value="451761.09">
            <text:p>451 761,09</text:p>
          </table:table-cell>
          <table:table-cell table:style-name="ce5" table:formula="oooc:=[.$C$4]/12*[.B63]" office:value-type="float" office:value="1882.34">
            <text:p>1 882,34</text:p>
          </table:table-cell>
          <table:table-cell table:style-name="ce5" table:formula="oooc:=[.E63]-[.C63]" office:value-type="float" office:value="10996.81">
            <text:p>10 996,81</text:p>
          </table:table-cell>
          <table:table-cell table:style-name="ce5" table:formula="oooc:=[.E62]" office:value-type="float" office:value="12879.15">
            <text:p>12 879,15</text:p>
          </table:table-cell>
          <table:table-cell table:style-name="ce5" table:formula="oooc:=[.B63]-[.D63]" office:value-type="float" office:value="440764.28">
            <text:p>440 764,28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10-01">
            <text:p>okt.2011</text:p>
          </table:table-cell>
          <table:table-cell table:style-name="ce5" table:formula="oooc:=[.F63]" office:value-type="float" office:value="440764.28">
            <text:p>440 764,28</text:p>
          </table:table-cell>
          <table:table-cell table:style-name="ce5" table:formula="oooc:=[.$C$4]/12*[.B64]" office:value-type="float" office:value="1836.52">
            <text:p>1 836,52</text:p>
          </table:table-cell>
          <table:table-cell table:style-name="ce5" table:formula="oooc:=[.E64]-[.C64]" office:value-type="float" office:value="11042.63">
            <text:p>11 042,63</text:p>
          </table:table-cell>
          <table:table-cell table:style-name="ce5" table:formula="oooc:=[.E63]" office:value-type="float" office:value="12879.15">
            <text:p>12 879,15</text:p>
          </table:table-cell>
          <table:table-cell table:style-name="ce5" table:formula="oooc:=[.B64]-[.D64]" office:value-type="float" office:value="429721.65">
            <text:p>429 721,6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11-01">
            <text:p>nov.2011</text:p>
          </table:table-cell>
          <table:table-cell table:style-name="ce5" table:formula="oooc:=[.F64]" office:value-type="float" office:value="429721.65">
            <text:p>429 721,65</text:p>
          </table:table-cell>
          <table:table-cell table:style-name="ce5" table:formula="oooc:=[.$C$4]/12*[.B65]" office:value-type="float" office:value="1790.51">
            <text:p>1 790,51</text:p>
          </table:table-cell>
          <table:table-cell table:style-name="ce5" table:formula="oooc:=[.E65]-[.C65]" office:value-type="float" office:value="11088.64">
            <text:p>11 088,64</text:p>
          </table:table-cell>
          <table:table-cell table:style-name="ce5" table:formula="oooc:=[.E64]" office:value-type="float" office:value="12879.15">
            <text:p>12 879,15</text:p>
          </table:table-cell>
          <table:table-cell table:style-name="ce5" table:formula="oooc:=[.B65]-[.D65]" office:value-type="float" office:value="418633.01">
            <text:p>418 633,01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1-12-01">
            <text:p>dets.2011</text:p>
          </table:table-cell>
          <table:table-cell table:style-name="ce5" table:formula="oooc:=[.F65]" office:value-type="float" office:value="418633.01">
            <text:p>418 633,01</text:p>
          </table:table-cell>
          <table:table-cell table:style-name="ce5" table:formula="oooc:=[.$C$4]/12*[.B66]" office:value-type="float" office:value="1744.3">
            <text:p>1 744,30</text:p>
          </table:table-cell>
          <table:table-cell table:style-name="ce5" table:formula="oooc:=[.E66]-[.C66]" office:value-type="float" office:value="11134.85">
            <text:p>11 134,85</text:p>
          </table:table-cell>
          <table:table-cell table:style-name="ce5" table:formula="oooc:=[.E65]" office:value-type="float" office:value="12879.15">
            <text:p>12 879,15</text:p>
          </table:table-cell>
          <table:table-cell table:style-name="ce5" table:formula="oooc:=[.B66]-[.D66]" office:value-type="float" office:value="407498.16">
            <text:p>407 498,16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01-01">
            <text:p>jaan.2012</text:p>
          </table:table-cell>
          <table:table-cell table:style-name="ce5" table:formula="oooc:=[.F66]" office:value-type="float" office:value="407498.16">
            <text:p>407 498,16</text:p>
          </table:table-cell>
          <table:table-cell table:style-name="ce5" table:formula="oooc:=[.$C$4]/12*[.B67]" office:value-type="float" office:value="1697.91">
            <text:p>1 697,91</text:p>
          </table:table-cell>
          <table:table-cell table:style-name="ce5" table:formula="oooc:=[.E67]-[.C67]" office:value-type="float" office:value="11181.24">
            <text:p>11 181,24</text:p>
          </table:table-cell>
          <table:table-cell table:style-name="ce5" table:formula="oooc:=[.E66]" office:value-type="float" office:value="12879.15">
            <text:p>12 879,15</text:p>
          </table:table-cell>
          <table:table-cell table:style-name="ce5" table:formula="oooc:=[.B67]-[.D67]" office:value-type="float" office:value="396316.92">
            <text:p>396 316,92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02-01">
            <text:p>veebr.2012</text:p>
          </table:table-cell>
          <table:table-cell table:style-name="ce5" table:formula="oooc:=[.F67]" office:value-type="float" office:value="396316.92">
            <text:p>396 316,92</text:p>
          </table:table-cell>
          <table:table-cell table:style-name="ce5" table:formula="oooc:=[.$C$4]/12*[.B68]" office:value-type="float" office:value="1651.32">
            <text:p>1 651,32</text:p>
          </table:table-cell>
          <table:table-cell table:style-name="ce5" table:formula="oooc:=[.E68]-[.C68]" office:value-type="float" office:value="11227.83">
            <text:p>11 227,83</text:p>
          </table:table-cell>
          <table:table-cell table:style-name="ce5" table:formula="oooc:=[.E67]" office:value-type="float" office:value="12879.15">
            <text:p>12 879,15</text:p>
          </table:table-cell>
          <table:table-cell table:style-name="ce5" table:formula="oooc:=[.B68]-[.D68]" office:value-type="float" office:value="385089.09">
            <text:p>385 089,0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03-01">
            <text:p>märts.2012</text:p>
          </table:table-cell>
          <table:table-cell table:style-name="ce5" table:formula="oooc:=[.F68]" office:value-type="float" office:value="385089.09">
            <text:p>385 089,09</text:p>
          </table:table-cell>
          <table:table-cell table:style-name="ce5" table:formula="oooc:=[.$C$4]/12*[.B69]" office:value-type="float" office:value="1604.54">
            <text:p>1 604,54</text:p>
          </table:table-cell>
          <table:table-cell table:style-name="ce5" table:formula="oooc:=[.E69]-[.C69]" office:value-type="float" office:value="11274.61">
            <text:p>11 274,61</text:p>
          </table:table-cell>
          <table:table-cell table:style-name="ce5" table:formula="oooc:=[.E68]" office:value-type="float" office:value="12879.15">
            <text:p>12 879,15</text:p>
          </table:table-cell>
          <table:table-cell table:style-name="ce5" table:formula="oooc:=[.B69]-[.D69]" office:value-type="float" office:value="373814.48">
            <text:p>373 814,48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04-01">
            <text:p>apr.2012</text:p>
          </table:table-cell>
          <table:table-cell table:style-name="ce5" table:formula="oooc:=[.F69]" office:value-type="float" office:value="373814.48">
            <text:p>373 814,48</text:p>
          </table:table-cell>
          <table:table-cell table:style-name="ce5" table:formula="oooc:=[.$C$4]/12*[.B70]" office:value-type="float" office:value="1557.56">
            <text:p>1 557,56</text:p>
          </table:table-cell>
          <table:table-cell table:style-name="ce5" table:formula="oooc:=[.E70]-[.C70]" office:value-type="float" office:value="11321.59">
            <text:p>11 321,59</text:p>
          </table:table-cell>
          <table:table-cell table:style-name="ce5" table:formula="oooc:=[.E69]" office:value-type="float" office:value="12879.15">
            <text:p>12 879,15</text:p>
          </table:table-cell>
          <table:table-cell table:style-name="ce5" table:formula="oooc:=[.B70]-[.D70]" office:value-type="float" office:value="362492.89">
            <text:p>362 492,8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05-01">
            <text:p>mai.2012</text:p>
          </table:table-cell>
          <table:table-cell table:style-name="ce5" table:formula="oooc:=[.F70]" office:value-type="float" office:value="362492.89">
            <text:p>362 492,89</text:p>
          </table:table-cell>
          <table:table-cell table:style-name="ce5" table:formula="oooc:=[.$C$4]/12*[.B71]" office:value-type="float" office:value="1510.39">
            <text:p>1 510,39</text:p>
          </table:table-cell>
          <table:table-cell table:style-name="ce5" table:formula="oooc:=[.E71]-[.C71]" office:value-type="float" office:value="11368.76">
            <text:p>11 368,76</text:p>
          </table:table-cell>
          <table:table-cell table:style-name="ce5" table:formula="oooc:=[.E70]" office:value-type="float" office:value="12879.15">
            <text:p>12 879,15</text:p>
          </table:table-cell>
          <table:table-cell table:style-name="ce5" table:formula="oooc:=[.B71]-[.D71]" office:value-type="float" office:value="351124.13">
            <text:p>351 124,1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06-01">
            <text:p>juuni.2012</text:p>
          </table:table-cell>
          <table:table-cell table:style-name="ce5" table:formula="oooc:=[.F71]" office:value-type="float" office:value="351124.13">
            <text:p>351 124,13</text:p>
          </table:table-cell>
          <table:table-cell table:style-name="ce5" table:formula="oooc:=[.$C$4]/12*[.B72]" office:value-type="float" office:value="1463.02">
            <text:p>1 463,02</text:p>
          </table:table-cell>
          <table:table-cell table:style-name="ce5" table:formula="oooc:=[.E72]-[.C72]" office:value-type="float" office:value="11416.13">
            <text:p>11 416,13</text:p>
          </table:table-cell>
          <table:table-cell table:style-name="ce5" table:formula="oooc:=[.E71]" office:value-type="float" office:value="12879.15">
            <text:p>12 879,15</text:p>
          </table:table-cell>
          <table:table-cell table:style-name="ce5" table:formula="oooc:=[.B72]-[.D72]" office:value-type="float" office:value="339708">
            <text:p>339 708,00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07-01">
            <text:p>juuli.2012</text:p>
          </table:table-cell>
          <table:table-cell table:style-name="ce5" table:formula="oooc:=[.F72]" office:value-type="float" office:value="339708">
            <text:p>339 708,00</text:p>
          </table:table-cell>
          <table:table-cell table:style-name="ce5" table:formula="oooc:=[.$C$4]/12*[.B73]" office:value-type="float" office:value="1415.45">
            <text:p>1 415,45</text:p>
          </table:table-cell>
          <table:table-cell table:style-name="ce5" table:formula="oooc:=[.E73]-[.C73]" office:value-type="float" office:value="11463.7">
            <text:p>11 463,70</text:p>
          </table:table-cell>
          <table:table-cell table:style-name="ce5" table:formula="oooc:=[.E72]" office:value-type="float" office:value="12879.15">
            <text:p>12 879,15</text:p>
          </table:table-cell>
          <table:table-cell table:style-name="ce5" table:formula="oooc:=[.B73]-[.D73]" office:value-type="float" office:value="328244.3">
            <text:p>328 244,30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08-01">
            <text:p>aug.2012</text:p>
          </table:table-cell>
          <table:table-cell table:style-name="ce5" table:formula="oooc:=[.F73]" office:value-type="float" office:value="328244.3">
            <text:p>328 244,30</text:p>
          </table:table-cell>
          <table:table-cell table:style-name="ce5" table:formula="oooc:=[.$C$4]/12*[.B74]" office:value-type="float" office:value="1367.68">
            <text:p>1 367,68</text:p>
          </table:table-cell>
          <table:table-cell table:style-name="ce5" table:formula="oooc:=[.E74]-[.C74]" office:value-type="float" office:value="11511.47">
            <text:p>11 511,47</text:p>
          </table:table-cell>
          <table:table-cell table:style-name="ce5" table:formula="oooc:=[.E73]" office:value-type="float" office:value="12879.15">
            <text:p>12 879,15</text:p>
          </table:table-cell>
          <table:table-cell table:style-name="ce5" table:formula="oooc:=[.B74]-[.D74]" office:value-type="float" office:value="316732.83">
            <text:p>316 732,8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09-01">
            <text:p>sept.2012</text:p>
          </table:table-cell>
          <table:table-cell table:style-name="ce5" table:formula="oooc:=[.F74]" office:value-type="float" office:value="316732.83">
            <text:p>316 732,83</text:p>
          </table:table-cell>
          <table:table-cell table:style-name="ce5" table:formula="oooc:=[.$C$4]/12*[.B75]" office:value-type="float" office:value="1319.72">
            <text:p>1 319,72</text:p>
          </table:table-cell>
          <table:table-cell table:style-name="ce5" table:formula="oooc:=[.E75]-[.C75]" office:value-type="float" office:value="11559.43">
            <text:p>11 559,43</text:p>
          </table:table-cell>
          <table:table-cell table:style-name="ce5" table:formula="oooc:=[.E74]" office:value-type="float" office:value="12879.15">
            <text:p>12 879,15</text:p>
          </table:table-cell>
          <table:table-cell table:style-name="ce5" table:formula="oooc:=[.B75]-[.D75]" office:value-type="float" office:value="305173.4">
            <text:p>305 173,40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10-01">
            <text:p>okt.2012</text:p>
          </table:table-cell>
          <table:table-cell table:style-name="ce5" table:formula="oooc:=[.F75]" office:value-type="float" office:value="305173.4">
            <text:p>305 173,40</text:p>
          </table:table-cell>
          <table:table-cell table:style-name="ce5" table:formula="oooc:=[.$C$4]/12*[.B76]" office:value-type="float" office:value="1271.56">
            <text:p>1 271,56</text:p>
          </table:table-cell>
          <table:table-cell table:style-name="ce5" table:formula="oooc:=[.E76]-[.C76]" office:value-type="float" office:value="11607.59">
            <text:p>11 607,59</text:p>
          </table:table-cell>
          <table:table-cell table:style-name="ce5" table:formula="oooc:=[.E75]" office:value-type="float" office:value="12879.15">
            <text:p>12 879,15</text:p>
          </table:table-cell>
          <table:table-cell table:style-name="ce5" table:formula="oooc:=[.B76]-[.D76]" office:value-type="float" office:value="293565.81">
            <text:p>293 565,81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11-01">
            <text:p>nov.2012</text:p>
          </table:table-cell>
          <table:table-cell table:style-name="ce5" table:formula="oooc:=[.F76]" office:value-type="float" office:value="293565.81">
            <text:p>293 565,81</text:p>
          </table:table-cell>
          <table:table-cell table:style-name="ce5" table:formula="oooc:=[.$C$4]/12*[.B77]" office:value-type="float" office:value="1223.19">
            <text:p>1 223,19</text:p>
          </table:table-cell>
          <table:table-cell table:style-name="ce5" table:formula="oooc:=[.E77]-[.C77]" office:value-type="float" office:value="11655.96">
            <text:p>11 655,96</text:p>
          </table:table-cell>
          <table:table-cell table:style-name="ce5" table:formula="oooc:=[.E76]" office:value-type="float" office:value="12879.15">
            <text:p>12 879,15</text:p>
          </table:table-cell>
          <table:table-cell table:style-name="ce5" table:formula="oooc:=[.B77]-[.D77]" office:value-type="float" office:value="281909.85">
            <text:p>281 909,8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2-12-01">
            <text:p>dets.2012</text:p>
          </table:table-cell>
          <table:table-cell table:style-name="ce5" table:formula="oooc:=[.F77]" office:value-type="float" office:value="281909.85">
            <text:p>281 909,85</text:p>
          </table:table-cell>
          <table:table-cell table:style-name="ce5" table:formula="oooc:=[.$C$4]/12*[.B78]" office:value-type="float" office:value="1174.62">
            <text:p>1 174,62</text:p>
          </table:table-cell>
          <table:table-cell table:style-name="ce5" table:formula="oooc:=[.E78]-[.C78]" office:value-type="float" office:value="11704.53">
            <text:p>11 704,53</text:p>
          </table:table-cell>
          <table:table-cell table:style-name="ce5" table:formula="oooc:=[.E77]" office:value-type="float" office:value="12879.15">
            <text:p>12 879,15</text:p>
          </table:table-cell>
          <table:table-cell table:style-name="ce5" table:formula="oooc:=[.B78]-[.D78]" office:value-type="float" office:value="270205.32">
            <text:p>270 205,32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01-01">
            <text:p>jaan.2013</text:p>
          </table:table-cell>
          <table:table-cell table:style-name="ce5" table:formula="oooc:=[.F78]" office:value-type="float" office:value="270205.32">
            <text:p>270 205,32</text:p>
          </table:table-cell>
          <table:table-cell table:style-name="ce5" table:formula="oooc:=[.$C$4]/12*[.B79]" office:value-type="float" office:value="1125.86">
            <text:p>1 125,86</text:p>
          </table:table-cell>
          <table:table-cell table:style-name="ce5" table:formula="oooc:=[.E79]-[.C79]" office:value-type="float" office:value="11753.29">
            <text:p>11 753,29</text:p>
          </table:table-cell>
          <table:table-cell table:style-name="ce5" table:formula="oooc:=[.E78]" office:value-type="float" office:value="12879.15">
            <text:p>12 879,15</text:p>
          </table:table-cell>
          <table:table-cell table:style-name="ce5" table:formula="oooc:=[.B79]-[.D79]" office:value-type="float" office:value="258452.03">
            <text:p>258 452,0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02-01">
            <text:p>veebr.2013</text:p>
          </table:table-cell>
          <table:table-cell table:style-name="ce5" table:formula="oooc:=[.F79]" office:value-type="float" office:value="258452.03">
            <text:p>258 452,03</text:p>
          </table:table-cell>
          <table:table-cell table:style-name="ce5" table:formula="oooc:=[.$C$4]/12*[.B80]" office:value-type="float" office:value="1076.88">
            <text:p>1 076,88</text:p>
          </table:table-cell>
          <table:table-cell table:style-name="ce5" table:formula="oooc:=[.E80]-[.C80]" office:value-type="float" office:value="11802.27">
            <text:p>11 802,27</text:p>
          </table:table-cell>
          <table:table-cell table:style-name="ce5" table:formula="oooc:=[.E79]" office:value-type="float" office:value="12879.15">
            <text:p>12 879,15</text:p>
          </table:table-cell>
          <table:table-cell table:style-name="ce5" table:formula="oooc:=[.B80]-[.D80]" office:value-type="float" office:value="246649.76">
            <text:p>246 649,76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03-01">
            <text:p>märts.2013</text:p>
          </table:table-cell>
          <table:table-cell table:style-name="ce5" table:formula="oooc:=[.F80]" office:value-type="float" office:value="246649.76">
            <text:p>246 649,76</text:p>
          </table:table-cell>
          <table:table-cell table:style-name="ce5" table:formula="oooc:=[.$C$4]/12*[.B81]" office:value-type="float" office:value="1027.71">
            <text:p>1 027,71</text:p>
          </table:table-cell>
          <table:table-cell table:style-name="ce5" table:formula="oooc:=[.E81]-[.C81]" office:value-type="float" office:value="11851.44">
            <text:p>11 851,44</text:p>
          </table:table-cell>
          <table:table-cell table:style-name="ce5" table:formula="oooc:=[.E80]" office:value-type="float" office:value="12879.15">
            <text:p>12 879,15</text:p>
          </table:table-cell>
          <table:table-cell table:style-name="ce5" table:formula="oooc:=[.B81]-[.D81]" office:value-type="float" office:value="234798.32">
            <text:p>234 798,32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04-01">
            <text:p>apr.2013</text:p>
          </table:table-cell>
          <table:table-cell table:style-name="ce5" table:formula="oooc:=[.F81]" office:value-type="float" office:value="234798.32">
            <text:p>234 798,32</text:p>
          </table:table-cell>
          <table:table-cell table:style-name="ce5" table:formula="oooc:=[.$C$4]/12*[.B82]" office:value-type="float" office:value="978.33">
            <text:p>978,33</text:p>
          </table:table-cell>
          <table:table-cell table:style-name="ce5" table:formula="oooc:=[.E82]-[.C82]" office:value-type="float" office:value="11900.82">
            <text:p>11 900,82</text:p>
          </table:table-cell>
          <table:table-cell table:style-name="ce5" table:formula="oooc:=[.E81]" office:value-type="float" office:value="12879.15">
            <text:p>12 879,15</text:p>
          </table:table-cell>
          <table:table-cell table:style-name="ce5" table:formula="oooc:=[.B82]-[.D82]" office:value-type="float" office:value="222897.5">
            <text:p>222 897,50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05-01">
            <text:p>mai.2013</text:p>
          </table:table-cell>
          <table:table-cell table:style-name="ce5" table:formula="oooc:=[.F82]" office:value-type="float" office:value="222897.5">
            <text:p>222 897,50</text:p>
          </table:table-cell>
          <table:table-cell table:style-name="ce5" table:formula="oooc:=[.$C$4]/12*[.B83]" office:value-type="float" office:value="928.74">
            <text:p>928,74</text:p>
          </table:table-cell>
          <table:table-cell table:style-name="ce5" table:formula="oooc:=[.E83]-[.C83]" office:value-type="float" office:value="11950.41">
            <text:p>11 950,41</text:p>
          </table:table-cell>
          <table:table-cell table:style-name="ce5" table:formula="oooc:=[.E82]" office:value-type="float" office:value="12879.15">
            <text:p>12 879,15</text:p>
          </table:table-cell>
          <table:table-cell table:style-name="ce5" table:formula="oooc:=[.B83]-[.D83]" office:value-type="float" office:value="210947.09">
            <text:p>210 947,0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06-01">
            <text:p>juuni.2013</text:p>
          </table:table-cell>
          <table:table-cell table:style-name="ce5" table:formula="oooc:=[.F83]" office:value-type="float" office:value="210947.09">
            <text:p>210 947,09</text:p>
          </table:table-cell>
          <table:table-cell table:style-name="ce5" table:formula="oooc:=[.$C$4]/12*[.B84]" office:value-type="float" office:value="878.95">
            <text:p>878,95</text:p>
          </table:table-cell>
          <table:table-cell table:style-name="ce5" table:formula="oooc:=[.E84]-[.C84]" office:value-type="float" office:value="12000.2">
            <text:p>12 000,20</text:p>
          </table:table-cell>
          <table:table-cell table:style-name="ce5" table:formula="oooc:=[.E83]" office:value-type="float" office:value="12879.15">
            <text:p>12 879,15</text:p>
          </table:table-cell>
          <table:table-cell table:style-name="ce5" table:formula="oooc:=[.B84]-[.D84]" office:value-type="float" office:value="198946.89">
            <text:p>198 946,8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07-01">
            <text:p>juuli.2013</text:p>
          </table:table-cell>
          <table:table-cell table:style-name="ce5" table:formula="oooc:=[.F84]" office:value-type="float" office:value="198946.89">
            <text:p>198 946,89</text:p>
          </table:table-cell>
          <table:table-cell table:style-name="ce5" table:formula="oooc:=[.$C$4]/12*[.B85]" office:value-type="float" office:value="828.95">
            <text:p>828,95</text:p>
          </table:table-cell>
          <table:table-cell table:style-name="ce5" table:formula="oooc:=[.E85]-[.C85]" office:value-type="float" office:value="12050.2">
            <text:p>12 050,20</text:p>
          </table:table-cell>
          <table:table-cell table:style-name="ce5" table:formula="oooc:=[.E84]" office:value-type="float" office:value="12879.15">
            <text:p>12 879,15</text:p>
          </table:table-cell>
          <table:table-cell table:style-name="ce5" table:formula="oooc:=[.B85]-[.D85]" office:value-type="float" office:value="186896.69">
            <text:p>186 896,6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08-01">
            <text:p>aug.2013</text:p>
          </table:table-cell>
          <table:table-cell table:style-name="ce5" table:formula="oooc:=[.F85]" office:value-type="float" office:value="186896.69">
            <text:p>186 896,69</text:p>
          </table:table-cell>
          <table:table-cell table:style-name="ce5" table:formula="oooc:=[.$C$4]/12*[.B86]" office:value-type="float" office:value="778.74">
            <text:p>778,74</text:p>
          </table:table-cell>
          <table:table-cell table:style-name="ce5" table:formula="oooc:=[.E86]-[.C86]" office:value-type="float" office:value="12100.41">
            <text:p>12 100,41</text:p>
          </table:table-cell>
          <table:table-cell table:style-name="ce5" table:formula="oooc:=[.E85]" office:value-type="float" office:value="12879.15">
            <text:p>12 879,15</text:p>
          </table:table-cell>
          <table:table-cell table:style-name="ce5" table:formula="oooc:=[.B86]-[.D86]" office:value-type="float" office:value="174796.28">
            <text:p>174 796,28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09-01">
            <text:p>sept.2013</text:p>
          </table:table-cell>
          <table:table-cell table:style-name="ce5" table:formula="oooc:=[.F86]" office:value-type="float" office:value="174796.28">
            <text:p>174 796,28</text:p>
          </table:table-cell>
          <table:table-cell table:style-name="ce5" table:formula="oooc:=[.$C$4]/12*[.B87]" office:value-type="float" office:value="728.32">
            <text:p>728,32</text:p>
          </table:table-cell>
          <table:table-cell table:style-name="ce5" table:formula="oooc:=[.E87]-[.C87]" office:value-type="float" office:value="12150.83">
            <text:p>12 150,83</text:p>
          </table:table-cell>
          <table:table-cell table:style-name="ce5" table:formula="oooc:=[.E86]" office:value-type="float" office:value="12879.15">
            <text:p>12 879,15</text:p>
          </table:table-cell>
          <table:table-cell table:style-name="ce5" table:formula="oooc:=[.B87]-[.D87]" office:value-type="float" office:value="162645.45">
            <text:p>162 645,4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10-01">
            <text:p>okt.2013</text:p>
          </table:table-cell>
          <table:table-cell table:style-name="ce5" table:formula="oooc:=[.F87]" office:value-type="float" office:value="162645.45">
            <text:p>162 645,45</text:p>
          </table:table-cell>
          <table:table-cell table:style-name="ce5" table:formula="oooc:=[.$C$4]/12*[.B88]" office:value-type="float" office:value="677.69">
            <text:p>677,69</text:p>
          </table:table-cell>
          <table:table-cell table:style-name="ce5" table:formula="oooc:=[.E88]-[.C88]" office:value-type="float" office:value="12201.46">
            <text:p>12 201,46</text:p>
          </table:table-cell>
          <table:table-cell table:style-name="ce5" table:formula="oooc:=[.E87]" office:value-type="float" office:value="12879.15">
            <text:p>12 879,15</text:p>
          </table:table-cell>
          <table:table-cell table:style-name="ce5" table:formula="oooc:=[.B88]-[.D88]" office:value-type="float" office:value="150443.99">
            <text:p>150 443,9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11-01">
            <text:p>nov.2013</text:p>
          </table:table-cell>
          <table:table-cell table:style-name="ce5" table:formula="oooc:=[.F88]" office:value-type="float" office:value="150443.99">
            <text:p>150 443,99</text:p>
          </table:table-cell>
          <table:table-cell table:style-name="ce5" table:formula="oooc:=[.$C$4]/12*[.B89]" office:value-type="float" office:value="626.85">
            <text:p>626,85</text:p>
          </table:table-cell>
          <table:table-cell table:style-name="ce5" table:formula="oooc:=[.E89]-[.C89]" office:value-type="float" office:value="12252.3">
            <text:p>12 252,30</text:p>
          </table:table-cell>
          <table:table-cell table:style-name="ce5" table:formula="oooc:=[.E88]" office:value-type="float" office:value="12879.15">
            <text:p>12 879,15</text:p>
          </table:table-cell>
          <table:table-cell table:style-name="ce5" table:formula="oooc:=[.B89]-[.D89]" office:value-type="float" office:value="138191.69">
            <text:p>138 191,6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3-12-01">
            <text:p>dets.2013</text:p>
          </table:table-cell>
          <table:table-cell table:style-name="ce5" table:formula="oooc:=[.F89]" office:value-type="float" office:value="138191.69">
            <text:p>138 191,69</text:p>
          </table:table-cell>
          <table:table-cell table:style-name="ce5" table:formula="oooc:=[.$C$4]/12*[.B90]" office:value-type="float" office:value="575.8">
            <text:p>575,80</text:p>
          </table:table-cell>
          <table:table-cell table:style-name="ce5" table:formula="oooc:=[.E90]-[.C90]" office:value-type="float" office:value="12303.35">
            <text:p>12 303,35</text:p>
          </table:table-cell>
          <table:table-cell table:style-name="ce5" table:formula="oooc:=[.E89]" office:value-type="float" office:value="12879.15">
            <text:p>12 879,15</text:p>
          </table:table-cell>
          <table:table-cell table:style-name="ce5" table:formula="oooc:=[.B90]-[.D90]" office:value-type="float" office:value="125888.34">
            <text:p>125 888,34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01-01">
            <text:p>jaan.2014</text:p>
          </table:table-cell>
          <table:table-cell table:style-name="ce5" table:formula="oooc:=[.F90]" office:value-type="float" office:value="125888.34">
            <text:p>125 888,34</text:p>
          </table:table-cell>
          <table:table-cell table:style-name="ce5" table:formula="oooc:=[.$C$4]/12*[.B91]" office:value-type="float" office:value="524.53">
            <text:p>524,53</text:p>
          </table:table-cell>
          <table:table-cell table:style-name="ce5" table:formula="oooc:=[.E91]-[.C91]" office:value-type="float" office:value="12354.62">
            <text:p>12 354,62</text:p>
          </table:table-cell>
          <table:table-cell table:style-name="ce5" table:formula="oooc:=[.E90]" office:value-type="float" office:value="12879.15">
            <text:p>12 879,15</text:p>
          </table:table-cell>
          <table:table-cell table:style-name="ce5" table:formula="oooc:=[.B91]-[.D91]" office:value-type="float" office:value="113533.72">
            <text:p>113 533,72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02-01">
            <text:p>veebr.2014</text:p>
          </table:table-cell>
          <table:table-cell table:style-name="ce5" table:formula="oooc:=[.F91]" office:value-type="float" office:value="113533.72">
            <text:p>113 533,72</text:p>
          </table:table-cell>
          <table:table-cell table:style-name="ce5" table:formula="oooc:=[.$C$4]/12*[.B92]" office:value-type="float" office:value="473.06">
            <text:p>473,06</text:p>
          </table:table-cell>
          <table:table-cell table:style-name="ce5" table:formula="oooc:=[.E92]-[.C92]" office:value-type="float" office:value="12406.09">
            <text:p>12 406,09</text:p>
          </table:table-cell>
          <table:table-cell table:style-name="ce5" table:formula="oooc:=[.E91]" office:value-type="float" office:value="12879.15">
            <text:p>12 879,15</text:p>
          </table:table-cell>
          <table:table-cell table:style-name="ce5" table:formula="oooc:=[.B92]-[.D92]" office:value-type="float" office:value="101127.63">
            <text:p>101 127,6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03-01">
            <text:p>märts.2014</text:p>
          </table:table-cell>
          <table:table-cell table:style-name="ce5" table:formula="oooc:=[.F92]" office:value-type="float" office:value="101127.63">
            <text:p>101 127,63</text:p>
          </table:table-cell>
          <table:table-cell table:style-name="ce5" table:formula="oooc:=[.$C$4]/12*[.B93]" office:value-type="float" office:value="421.37">
            <text:p>421,37</text:p>
          </table:table-cell>
          <table:table-cell table:style-name="ce5" table:formula="oooc:=[.E93]-[.C93]" office:value-type="float" office:value="12457.78">
            <text:p>12 457,78</text:p>
          </table:table-cell>
          <table:table-cell table:style-name="ce5" table:formula="oooc:=[.E92]" office:value-type="float" office:value="12879.15">
            <text:p>12 879,15</text:p>
          </table:table-cell>
          <table:table-cell table:style-name="ce5" table:formula="oooc:=[.B93]-[.D93]" office:value-type="float" office:value="88669.8500000003">
            <text:p>88 669,8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04-01">
            <text:p>apr.2014</text:p>
          </table:table-cell>
          <table:table-cell table:style-name="ce5" table:formula="oooc:=[.F93]" office:value-type="float" office:value="88669.8500000003">
            <text:p>88 669,85</text:p>
          </table:table-cell>
          <table:table-cell table:style-name="ce5" table:formula="oooc:=[.$C$4]/12*[.B94]" office:value-type="float" office:value="369.46">
            <text:p>369,46</text:p>
          </table:table-cell>
          <table:table-cell table:style-name="ce5" table:formula="oooc:=[.E94]-[.C94]" office:value-type="float" office:value="12509.69">
            <text:p>12 509,69</text:p>
          </table:table-cell>
          <table:table-cell table:style-name="ce5" table:formula="oooc:=[.E93]" office:value-type="float" office:value="12879.15">
            <text:p>12 879,15</text:p>
          </table:table-cell>
          <table:table-cell table:style-name="ce5" table:formula="oooc:=[.B94]-[.D94]" office:value-type="float" office:value="76160.16">
            <text:p>76 160,16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05-01">
            <text:p>mai.2014</text:p>
          </table:table-cell>
          <table:table-cell table:style-name="ce5" table:formula="oooc:=[.F94]" office:value-type="float" office:value="76160.16">
            <text:p>76 160,16</text:p>
          </table:table-cell>
          <table:table-cell table:style-name="ce5" table:formula="oooc:=[.$C$4]/12*[.B95]" office:value-type="float" office:value="317.33">
            <text:p>317,33</text:p>
          </table:table-cell>
          <table:table-cell table:style-name="ce5" table:formula="oooc:=[.E95]-[.C95]" office:value-type="float" office:value="12561.82">
            <text:p>12 561,82</text:p>
          </table:table-cell>
          <table:table-cell table:style-name="ce5" table:formula="oooc:=[.E94]" office:value-type="float" office:value="12879.15">
            <text:p>12 879,15</text:p>
          </table:table-cell>
          <table:table-cell table:style-name="ce5" table:formula="oooc:=[.B95]-[.D95]" office:value-type="float" office:value="63598.34">
            <text:p>63 598,34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06-01">
            <text:p>juuni.2014</text:p>
          </table:table-cell>
          <table:table-cell table:style-name="ce5" table:formula="oooc:=[.F95]" office:value-type="float" office:value="63598.34">
            <text:p>63 598,34</text:p>
          </table:table-cell>
          <table:table-cell table:style-name="ce5" table:formula="oooc:=[.$C$4]/12*[.B96]" office:value-type="float" office:value="264.99">
            <text:p>264,99</text:p>
          </table:table-cell>
          <table:table-cell table:style-name="ce5" table:formula="oooc:=[.E96]-[.C96]" office:value-type="float" office:value="12614.16">
            <text:p>12 614,16</text:p>
          </table:table-cell>
          <table:table-cell table:style-name="ce5" table:formula="oooc:=[.E95]" office:value-type="float" office:value="12879.15">
            <text:p>12 879,15</text:p>
          </table:table-cell>
          <table:table-cell table:style-name="ce5" table:formula="oooc:=[.B96]-[.D96]" office:value-type="float" office:value="50984.18">
            <text:p>50 984,18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07-01">
            <text:p>juuli.2014</text:p>
          </table:table-cell>
          <table:table-cell table:style-name="ce5" table:formula="oooc:=[.F96]" office:value-type="float" office:value="50984.18">
            <text:p>50 984,18</text:p>
          </table:table-cell>
          <table:table-cell table:style-name="ce5" table:formula="oooc:=[.$C$4]/12*[.B97]" office:value-type="float" office:value="212.43">
            <text:p>212,43</text:p>
          </table:table-cell>
          <table:table-cell table:style-name="ce5" table:formula="oooc:=[.E97]-[.C97]" office:value-type="float" office:value="12666.72">
            <text:p>12 666,72</text:p>
          </table:table-cell>
          <table:table-cell table:style-name="ce5" table:formula="oooc:=[.E96]" office:value-type="float" office:value="12879.15">
            <text:p>12 879,15</text:p>
          </table:table-cell>
          <table:table-cell table:style-name="ce5" table:formula="oooc:=[.B97]-[.D97]" office:value-type="float" office:value="38317.46">
            <text:p>38 317,46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08-01">
            <text:p>aug.2014</text:p>
          </table:table-cell>
          <table:table-cell table:style-name="ce5" table:formula="oooc:=[.F97]" office:value-type="float" office:value="38317.46">
            <text:p>38 317,46</text:p>
          </table:table-cell>
          <table:table-cell table:style-name="ce5" table:formula="oooc:=[.$C$4]/12*[.B98]" office:value-type="float" office:value="159.66">
            <text:p>159,66</text:p>
          </table:table-cell>
          <table:table-cell table:style-name="ce5" table:formula="oooc:=[.E98]-[.C98]" office:value-type="float" office:value="12719.49">
            <text:p>12 719,49</text:p>
          </table:table-cell>
          <table:table-cell table:style-name="ce5" table:formula="oooc:=[.E97]" office:value-type="float" office:value="12879.15">
            <text:p>12 879,15</text:p>
          </table:table-cell>
          <table:table-cell table:style-name="ce5" table:formula="oooc:=[.B98]-[.D98]" office:value-type="float" office:value="25597.97">
            <text:p>25 597,97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09-01">
            <text:p>sept.2014</text:p>
          </table:table-cell>
          <table:table-cell table:style-name="ce5" table:formula="oooc:=[.F98]" office:value-type="float" office:value="25597.97">
            <text:p>25 597,97</text:p>
          </table:table-cell>
          <table:table-cell table:style-name="ce5" table:formula="oooc:=[.$C$4]/12*[.B99]" office:value-type="float" office:value="106.66">
            <text:p>106,66</text:p>
          </table:table-cell>
          <table:table-cell table:style-name="ce5" table:formula="oooc:=[.E99]-[.C99]" office:value-type="float" office:value="12772.49">
            <text:p>12 772,49</text:p>
          </table:table-cell>
          <table:table-cell table:style-name="ce5" table:formula="oooc:=[.E98]" office:value-type="float" office:value="12879.15">
            <text:p>12 879,15</text:p>
          </table:table-cell>
          <table:table-cell table:style-name="ce5" table:formula="oooc:=[.B99]-[.D99]" office:value-type="float" office:value="12825.48">
            <text:p>12 825,48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99]" office:value-type="float" office:value="12825.48">
            <text:p>12 825,48</text:p>
          </table:table-cell>
          <table:table-cell table:style-name="ce5" table:formula="oooc:=[.$C$4]/12*[.B100]" office:value-type="float" office:value="53.44">
            <text:p>53,44</text:p>
          </table:table-cell>
          <table:table-cell table:style-name="ce5" table:formula="oooc:=[.E100]-[.C100]" office:value-type="float" office:value="12825.71">
            <text:p>12 825,71</text:p>
          </table:table-cell>
          <table:table-cell table:style-name="ce5" table:formula="oooc:=[.E99]" office:value-type="float" office:value="12879.15">
            <text:p>12 879,15</text:p>
          </table:table-cell>
          <table:table-cell table:style-name="ce5" table:formula="oooc:=[.B100]-[.D100]" office:value-type="float" office:value="-0.23">
            <text:p>-0,23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1-01">
            <text:p>nov.2014</text:p>
          </table:table-cell>
          <table:table-cell table:style-name="ce5" table:formula="oooc:=[.F100]" office:value-type="float" office:value="-0.23">
            <text:p>-0,23</text:p>
          </table:table-cell>
          <table:table-cell table:style-name="ce5" table:formula="oooc:=[.$C$4]/12*[.B101]" office:value-type="float" office:value="-0">
            <text:p>0,00</text:p>
          </table:table-cell>
          <table:table-cell table:style-name="ce5" table:formula="oooc:=[.E101]-[.C101]" office:value-type="float" office:value="12879.15">
            <text:p>12 879,15</text:p>
          </table:table-cell>
          <table:table-cell table:style-name="ce5" table:formula="oooc:=[.E100]" office:value-type="float" office:value="12879.15">
            <text:p>12 879,15</text:p>
          </table:table-cell>
          <table:table-cell table:style-name="ce5" table:formula="oooc:=[.B101]-[.D101]" office:value-type="float" office:value="-12879.38">
            <text:p>-12 879,38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101]" office:value-type="float" office:value="-12879.38">
            <text:p>-12 879,38</text:p>
          </table:table-cell>
          <table:table-cell table:style-name="ce5" table:formula="oooc:=[.$C$4]/12*[.B102]" office:value-type="float" office:value="-53.66">
            <text:p>-53,66</text:p>
          </table:table-cell>
          <table:table-cell table:style-name="ce5" table:formula="oooc:=[.E102]-[.C102]" office:value-type="float" office:value="12932.81">
            <text:p>12 932,81</text:p>
          </table:table-cell>
          <table:table-cell table:style-name="ce5" table:formula="oooc:=[.E101]" office:value-type="float" office:value="12879.15">
            <text:p>12 879,15</text:p>
          </table:table-cell>
          <table:table-cell table:style-name="ce5" table:formula="oooc:=[.B102]-[.D102]" office:value-type="float" office:value="-25812.19">
            <text:p>-25 812,1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102]" office:value-type="float" office:value="-25812.19">
            <text:p>-25 812,19</text:p>
          </table:table-cell>
          <table:table-cell table:style-name="ce5" table:formula="oooc:=[.$C$4]/12*[.B103]" office:value-type="float" office:value="-107.55">
            <text:p>-107,55</text:p>
          </table:table-cell>
          <table:table-cell table:style-name="ce5" table:formula="oooc:=[.E103]-[.C103]" office:value-type="float" office:value="12986.7">
            <text:p>12 986,70</text:p>
          </table:table-cell>
          <table:table-cell table:style-name="ce5" table:formula="oooc:=[.E102]" office:value-type="float" office:value="12879.15">
            <text:p>12 879,15</text:p>
          </table:table-cell>
          <table:table-cell table:style-name="ce5" table:formula="oooc:=[.B103]-[.D103]" office:value-type="float" office:value="-38798.89">
            <text:p>-38 798,89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103]" office:value-type="float" office:value="-38798.89">
            <text:p>-38 798,89</text:p>
          </table:table-cell>
          <table:table-cell table:style-name="ce5" table:formula="oooc:=[.$C$4]/12*[.B104]" office:value-type="float" office:value="-161.66">
            <text:p>-161,66</text:p>
          </table:table-cell>
          <table:table-cell table:style-name="ce5" table:formula="oooc:=[.E104]-[.C104]" office:value-type="float" office:value="13040.81">
            <text:p>13 040,81</text:p>
          </table:table-cell>
          <table:table-cell table:style-name="ce5" table:formula="oooc:=[.E103]" office:value-type="float" office:value="12879.15">
            <text:p>12 879,15</text:p>
          </table:table-cell>
          <table:table-cell table:style-name="ce5" table:formula="oooc:=[.B104]-[.D104]" office:value-type="float" office:value="-51839.7">
            <text:p>-51 839,70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104]" office:value-type="float" office:value="-51839.7">
            <text:p>-51 839,70</text:p>
          </table:table-cell>
          <table:table-cell table:style-name="ce5" table:formula="oooc:=[.$C$4]/12*[.B105]" office:value-type="float" office:value="-216">
            <text:p>-216,00</text:p>
          </table:table-cell>
          <table:table-cell table:style-name="ce5" table:formula="oooc:=[.E105]-[.C105]" office:value-type="float" office:value="13095.15">
            <text:p>13 095,15</text:p>
          </table:table-cell>
          <table:table-cell table:style-name="ce5" table:formula="oooc:=[.E104]" office:value-type="float" office:value="12879.15">
            <text:p>12 879,15</text:p>
          </table:table-cell>
          <table:table-cell table:style-name="ce5" table:formula="oooc:=[.B105]-[.D105]" office:value-type="float" office:value="-64934.85">
            <text:p>-64 934,8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105]" office:value-type="float" office:value="-64934.85">
            <text:p>-64 934,85</text:p>
          </table:table-cell>
          <table:table-cell table:style-name="ce5" table:formula="oooc:=[.$C$4]/12*[.B106]" office:value-type="float" office:value="-270.56">
            <text:p>-270,56</text:p>
          </table:table-cell>
          <table:table-cell table:style-name="ce5" table:formula="oooc:=[.E106]-[.C106]" office:value-type="float" office:value="13149.71">
            <text:p>13 149,71</text:p>
          </table:table-cell>
          <table:table-cell table:style-name="ce5" table:formula="oooc:=[.E105]" office:value-type="float" office:value="12879.15">
            <text:p>12 879,15</text:p>
          </table:table-cell>
          <table:table-cell table:style-name="ce5" table:formula="oooc:=[.B106]-[.D106]" office:value-type="float" office:value="-78084.56">
            <text:p>-78 084,56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106]" office:value-type="float" office:value="-78084.56">
            <text:p>-78 084,56</text:p>
          </table:table-cell>
          <table:table-cell table:style-name="ce5" table:formula="oooc:=[.$C$4]/12*[.B107]" office:value-type="float" office:value="-325.35">
            <text:p>-325,35</text:p>
          </table:table-cell>
          <table:table-cell table:style-name="ce5" table:formula="oooc:=[.E107]-[.C107]" office:value-type="float" office:value="13204.5">
            <text:p>13 204,50</text:p>
          </table:table-cell>
          <table:table-cell table:style-name="ce5" table:formula="oooc:=[.E106]" office:value-type="float" office:value="12879.15">
            <text:p>12 879,15</text:p>
          </table:table-cell>
          <table:table-cell table:style-name="ce5" table:formula="oooc:=[.B107]-[.D107]" office:value-type="float" office:value="-91289.06">
            <text:p>-91 289,06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107]" office:value-type="float" office:value="-91289.06">
            <text:p>-91 289,06</text:p>
          </table:table-cell>
          <table:table-cell table:style-name="ce5" table:formula="oooc:=[.$C$4]/12*[.B108]" office:value-type="float" office:value="-380.37">
            <text:p>-380,37</text:p>
          </table:table-cell>
          <table:table-cell table:style-name="ce5" table:formula="oooc:=[.E108]-[.C108]" office:value-type="float" office:value="13259.52">
            <text:p>13 259,52</text:p>
          </table:table-cell>
          <table:table-cell table:style-name="ce5" table:formula="oooc:=[.E107]" office:value-type="float" office:value="12879.15">
            <text:p>12 879,15</text:p>
          </table:table-cell>
          <table:table-cell table:style-name="ce5" table:formula="oooc:=[.B108]-[.D108]" office:value-type="float" office:value="-104548.58">
            <text:p>-104 548,58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108]" office:value-type="float" office:value="-104548.58">
            <text:p>-104 548,58</text:p>
          </table:table-cell>
          <table:table-cell table:style-name="ce5" table:formula="oooc:=[.$C$4]/12*[.B109]" office:value-type="float" office:value="-435.62">
            <text:p>-435,62</text:p>
          </table:table-cell>
          <table:table-cell table:style-name="ce5" table:formula="oooc:=[.E109]-[.C109]" office:value-type="float" office:value="13314.77">
            <text:p>13 314,77</text:p>
          </table:table-cell>
          <table:table-cell table:style-name="ce5" table:formula="oooc:=[.E108]" office:value-type="float" office:value="12879.15">
            <text:p>12 879,15</text:p>
          </table:table-cell>
          <table:table-cell table:style-name="ce5" table:formula="oooc:=[.B109]-[.D109]" office:value-type="float" office:value="-117863.35">
            <text:p>-117 863,35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109]" office:value-type="float" office:value="-117863.35">
            <text:p>-117 863,35</text:p>
          </table:table-cell>
          <table:table-cell table:style-name="ce5" table:formula="oooc:=[.$C$4]/12*[.B110]" office:value-type="float" office:value="-491.1">
            <text:p>-491,10</text:p>
          </table:table-cell>
          <table:table-cell table:style-name="ce5" table:formula="oooc:=[.E110]-[.C110]" office:value-type="float" office:value="13370.25">
            <text:p>13 370,25</text:p>
          </table:table-cell>
          <table:table-cell table:style-name="ce5" table:formula="oooc:=[.E109]" office:value-type="float" office:value="12879.15">
            <text:p>12 879,15</text:p>
          </table:table-cell>
          <table:table-cell table:style-name="ce5" table:formula="oooc:=[.B110]-[.D110]" office:value-type="float" office:value="-131233.6">
            <text:p>-131 233,60</text:p>
          </table:table-cell>
          <table:table-cell table:number-columns-repeated="250"/>
        </table:table-row>
        <table:table-row table:style-name="ro2">
          <table:table-cell table:style-name="ce3" office:value-type="date" office:date-value="2014-10-01">
            <text:p>okt.2014</text:p>
          </table:table-cell>
          <table:table-cell table:style-name="ce5" table:formula="oooc:=[.F110]" office:value-type="float" office:value="-131233.6">
            <text:p>-131 233,60</text:p>
          </table:table-cell>
          <table:table-cell table:style-name="ce5" table:formula="oooc:=[.$C$4]/12*[.B111]" office:value-type="float" office:value="-546.81">
            <text:p>-546,81</text:p>
          </table:table-cell>
          <table:table-cell table:style-name="ce5" table:formula="oooc:=[.E111]-[.C111]" office:value-type="float" office:value="13425.96">
            <text:p>13 425,96</text:p>
          </table:table-cell>
          <table:table-cell table:style-name="ce5" table:formula="oooc:=[.E110]" office:value-type="float" office:value="12879.15">
            <text:p>12 879,15</text:p>
          </table:table-cell>
          <table:table-cell table:style-name="ce24" table:formula="oooc:=[.B111]-[.D111]" office:value-type="float" office:value="-144659.56">
            <office:annotation office:display="true" draw:style-name="gr2" draw:text-style-name="P1" svg:width="2.953cm" svg:height="2.442cm" svg:x="18.983cm" svg:y="45.904cm" draw:caption-point-x="-0.61cm" draw:caption-point-y="1.499cm">
              <dc:date>2007-09-21T00:00:00</dc:date>
              <text:p text:style-name="P1">We must have here „0“ value to erase the credit</text:p>
            </office:annotation>
            <text:p>-144 659,56</text:p>
          </table:table-cell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3"/>
          <table:table-cell table:style-name="ce12" office:value-type="string">
            <text:p>If you do here „Tools“ – „Goal Seek“ like this, it works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table:style-name="ce13" office:value-type="string">
            <text:p>Formula Cell</text:p>
          </table:table-cell>
          <table:table-cell table:style-name="ce19" office:value-type="string">
            <text:p>$F$100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4" office:value-type="string">
            <text:p>Target value</text:p>
          </table:table-cell>
          <table:table-cell table:style-name="ce20" office:value-type="string">
            <text:p>0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5" office:value-type="string">
            <text:p>Variable Cell</text:p>
          </table:table-cell>
          <table:table-cell table:style-name="ce21" office:value-type="string">
            <text:p>$E$7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table:style-name="ce12" office:value-type="string">
            <text:p>If you do here „Tools“ – „Goal Seek“ like this, it hangs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51"/>
        </table:table-row>
        <table:table-row table:style-name="ro2">
          <table:table-cell table:number-columns-repeated="3"/>
          <table:table-cell table:style-name="ce13" office:value-type="string">
            <text:p>Formula Cell</text:p>
          </table:table-cell>
          <table:table-cell table:style-name="ce19" office:value-type="string">
            <text:p>$F$110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4" office:value-type="string">
            <text:p>Target value</text:p>
          </table:table-cell>
          <table:table-cell table:style-name="ce20" office:value-type="string">
            <text:p>0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15" office:value-type="string">
            <text:p>Variable Cell</text:p>
          </table:table-cell>
          <table:table-cell table:style-name="ce21" office:value-type="string">
            <text:p>$E$7</text:p>
          </table:table-cell>
          <table:table-cell table:number-columns-repeated="251"/>
        </table:table-row>
        <table:table-row table:style-name="ro2" table:number-rows-repeated="6541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t" fo:country="EE" style:font-name-asian="DejaVu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2" number:min-integer-digits="1" number:grouping="true"/>
      <number:text> kr </number:text>
    </number:number-style>
    <number:number-style style:name="N141P1" style:volatile="true">
      <number:text>-</number:text>
      <number:number number:decimal-places="2" number:min-integer-digits="1" number:grouping="true"/>
      <number:text> kr </number:text>
    </number:number-style>
    <number:number-style style:name="N141P2" style:volatile="true">
      <number:text> -</number:text>
      <number:number number:decimal-places="0" number:min-integer-digits="0"/>
      <number:text>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month number:textual="true"/>
      <number:text>.</number:text>
      <number:year number:style="long"/>
    </number:date-style>
    <number:currency-style style:name="N144P0" style:volatile="true">
      <number:number number:decimal-places="0" number:min-integer-digits="1" number:grouping="true"/>
      <number:text> </number:text>
      <number:currency-symbol number:language="et" number:country="EE">kr</number:currency-symbol>
    </number:currency-style>
    <number:currency-style style:name="N144">
      <style:text-properties fo:color="#ff0000"/>
      <number:text>-</number:text>
      <number:number number:decimal-places="0" number:min-integer-digits="1" number:grouping="true"/>
      <number:text> </number:text>
      <number:currency-symbol number:language="et" number:country="EE">kr</number:currency-symbol>
      <style:map style:condition="value()&gt;=0" style:apply-style-name="N144P0"/>
    </number:currency-style>
    <number:currency-style style:name="N146P0" style:volatile="true">
      <number:number number:decimal-places="1" number:min-integer-digits="1" number:grouping="true"/>
      <number:text> </number:text>
      <number:currency-symbol number:language="et" number:country="EE">kr</number:currency-symbol>
    </number:currency-style>
    <number:currency-style style:name="N146">
      <style:text-properties fo:color="#ff0000"/>
      <number:text>-</number:text>
      <number:number number:decimal-places="1" number:min-integer-digits="1" number:grouping="true"/>
      <number:text> </number:text>
      <number:currency-symbol number:language="et" number:country="EE">kr</number:currency-symbol>
      <style:map style:condition="value()&gt;=0" style:apply-style-name="N146P0"/>
    </number:currency-style>
    <number:number-style style:name="N147">
      <number:number number: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Noolestiilid_20_1" draw:display-name="Noolestiilid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1">21.09.2007</text:date>, <text:time>11:53:40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Ott Maaten</meta:initial-creator>
    <meta:creation-date>2007-09-21T10:16:12</meta:creation-date>
    <dc:creator>Ott Maaten</dc:creator>
    <dc:date>2007-09-21T11:53:40</dc:date>
    <dc:language>et-EE</dc:language>
    <meta:editing-cycles>5</meta:editing-cycles>
    <meta:editing-duration>PT28M26S</meta:editing-duration>
    <meta:user-defined meta:name="Info 1"/>
    <meta:user-defined meta:name="Info 2"/>
    <meta:user-defined meta:name="Info 3"/>
    <meta:user-defined meta:name="Info 4"/>
    <meta:document-statistic meta:table-count="1" meta:cell-count="659"/>
  </office:meta>
</office:document-meta>
</file>